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5972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2.2165in"/>
    </style:style>
    <style:style style:name="co7" style:family="table-column">
      <style:table-column-properties fo:break-before="auto" style:column-width="1.2264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fo:background-color="#99284c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e6e6e6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Pre+NewT</text:p>
          </table:table-cell>
          <table:table-cell/>
          <table:table-cell office:value-type="string">
            <text:p>Pre+JW</text:p>
          </table:table-cell>
          <table:table-cell/>
          <table:table-cell office:value-type="string">
            <text:p>Pre+JW-T</text:p>
          </table:table-cell>
          <table:table-cell/>
          <table:table-cell office:value-type="string">
            <text:p>Pre+JW-full</text:p>
          </table:table-cell>
          <table:table-cell/>
          <table:table-cell office:value-type="string">
            <text:p>Pre+CWL</text:p>
          </table:table-cell>
          <table:table-cell/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Timeouts</text:p>
          </table:table-cell>
          <table:table-cell office:value-type="string">
            <text:p>Time</text:p>
          </table:table-cell>
          <table:table-cell office:value-type="string">
            <text:p>Timeouts</text:p>
          </table:table-cell>
          <table:table-cell office:value-type="string">
            <text:p>Time</text:p>
          </table:table-cell>
          <table:table-cell office:value-type="string">
            <text:p>Timeouts</text:p>
          </table:table-cell>
          <table:table-cell office:value-type="string">
            <text:p>Time</text:p>
          </table:table-cell>
          <table:table-cell office:value-type="string">
            <text:p>Timeouts</text:p>
          </table:table-cell>
          <table:table-cell office:value-type="string">
            <text:p>Time</text:p>
          </table:table-cell>
          <table:table-cell office:value-type="string">
            <text:p>Timeouts</text:p>
          </table:table-cell>
        </table:table-row>
        <table:table-row table:style-name="ro1">
          <table:table-cell office:value-type="string">
            <text:p>Crafted-Difficult-contest-02-03-04/contest04-connm-ue-csp-sat-n600-d0.02-s1676244754.sat05-535.reshuffled-07.cnf.bz2</text:p>
          </table:table-cell>
          <table:table-cell office:value-type="float" office:value="216.6">
            <text:p>216.6</text:p>
          </table:table-cell>
          <table:table-cell office:value-type="float" office:value="0">
            <text:p>0</text:p>
          </table:table-cell>
          <table:table-cell office:value-type="float" office:value="240.94">
            <text:p>240.94</text:p>
          </table:table-cell>
          <table:table-cell office:value-type="float" office:value="0">
            <text:p>0</text:p>
          </table:table-cell>
          <table:table-cell office:value-type="float" office:value="235.61">
            <text:p>235.61</text:p>
          </table:table-cell>
          <table:table-cell office:value-type="float" office:value="0">
            <text:p>0</text:p>
          </table:table-cell>
          <table:table-cell office:value-type="float" office:value="226.44">
            <text:p>226.44</text:p>
          </table:table-cell>
          <table:table-cell office:value-type="float" office:value="0">
            <text:p>0</text:p>
          </table:table-cell>
          <table:table-cell office:value-type="float" office:value="184.77">
            <text:p>184.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-02-03-04/contest04-connm-ue-csp-sat-n800-d0.04-s362703357.sat05-548.reshuffled-07.cnf.bz2</text:p>
          </table:table-cell>
          <table:table-cell office:value-type="float" office:value="510.39">
            <text:p>510.39</text:p>
          </table:table-cell>
          <table:table-cell office:value-type="float" office:value="0">
            <text:p>0</text:p>
          </table:table-cell>
          <table:table-cell office:value-type="float" office:value="408.21">
            <text:p>408.21</text:p>
          </table:table-cell>
          <table:table-cell office:value-type="float" office:value="0">
            <text:p>0</text:p>
          </table:table-cell>
          <table:table-cell office:value-type="float" office:value="405.7">
            <text:p>405.7</text:p>
          </table:table-cell>
          <table:table-cell office:value-type="float" office:value="0">
            <text:p>0</text:p>
          </table:table-cell>
          <table:table-cell office:value-type="float" office:value="412.65">
            <text:p>412.65</text:p>
          </table:table-cell>
          <table:table-cell office:value-type="float" office:value="0">
            <text:p>0</text:p>
          </table:table-cell>
          <table:table-cell office:value-type="float" office:value="305.02">
            <text:p>305.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-02-03-04/contest04-lksat-n1000-m6860-k4-l4-s1935114289.sat05-523.reshuffled-07.cnf.bz2</text:p>
          </table:table-cell>
          <table:table-cell office:value-type="float" office:value="667.77">
            <text:p>667.77</text:p>
          </table:table-cell>
          <table:table-cell office:value-type="float" office:value="0">
            <text:p>0</text:p>
          </table:table-cell>
          <table:table-cell office:value-type="float" office:value="505.54">
            <text:p>505.54</text:p>
          </table:table-cell>
          <table:table-cell office:value-type="float" office:value="0">
            <text:p>0</text:p>
          </table:table-cell>
          <table:table-cell office:value-type="float" office:value="510.73">
            <text:p>510.73</text:p>
          </table:table-cell>
          <table:table-cell office:value-type="float" office:value="0">
            <text:p>0</text:p>
          </table:table-cell>
          <table:table-cell office:value-type="float" office:value="476.87">
            <text:p>476.87</text:p>
          </table:table-cell>
          <table:table-cell office:value-type="float" office:value="0">
            <text:p>0</text:p>
          </table:table-cell>
          <table:table-cell office:value-type="float" office:value="579.24">
            <text:p>579.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-02-03-04/contest04-lksat-n1100-m7545-k4-l4-s310659001.sat05-524.reshuffled-07.cnf.bz2</text:p>
          </table:table-cell>
          <table:table-cell office:value-type="float" office:value="320.43">
            <text:p>320.43</text:p>
          </table:table-cell>
          <table:table-cell office:value-type="float" office:value="0">
            <text:p>0</text:p>
          </table:table-cell>
          <table:table-cell office:value-type="float" office:value="289.69">
            <text:p>289.69</text:p>
          </table:table-cell>
          <table:table-cell office:value-type="float" office:value="0">
            <text:p>0</text:p>
          </table:table-cell>
          <table:table-cell office:value-type="float" office:value="292.99">
            <text:p>292.99</text:p>
          </table:table-cell>
          <table:table-cell office:value-type="float" office:value="0">
            <text:p>0</text:p>
          </table:table-cell>
          <table:table-cell office:value-type="float" office:value="279.02">
            <text:p>279.02</text:p>
          </table:table-cell>
          <table:table-cell office:value-type="float" office:value="0">
            <text:p>0</text:p>
          </table:table-cell>
          <table:table-cell office:value-type="float" office:value="242.15">
            <text:p>242.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05-jarvisalo/mod2c-3cage-unsat-10-2.sat05-2567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Difficult-contest05-jarvisalo/mod2c-3cage-unsat-10-3.sat05-2568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Difficult-contest05-jarvisalo/mod2c-rand3bip-sat-210-3.sat05-2475.reshuffled-07.cnf.bz2</text:p>
          </table:table-cell>
          <table:table-cell office:value-type="float" office:value="623.48">
            <text:p>623.48</text:p>
          </table:table-cell>
          <table:table-cell office:value-type="float" office:value="0">
            <text:p>0</text:p>
          </table:table-cell>
          <table:table-cell office:value-type="float" office:value="521.35">
            <text:p>521.35</text:p>
          </table:table-cell>
          <table:table-cell office:value-type="float" office:value="0">
            <text:p>0</text:p>
          </table:table-cell>
          <table:table-cell office:value-type="float" office:value="739.01">
            <text:p>739.01</text:p>
          </table:table-cell>
          <table:table-cell office:value-type="float" office:value="0">
            <text:p>0</text:p>
          </table:table-cell>
          <table:table-cell office:value-type="float" office:value="308.78">
            <text:p>308.78</text:p>
          </table:table-cell>
          <table:table-cell office:value-type="float" office:value="0">
            <text:p>0</text:p>
          </table:table-cell>
          <table:table-cell office:value-type="float" office:value="417.17">
            <text:p>417.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05-jarvisalo/mod2c-rand3bip-unsat-120-3.sat05-2340.reshuffled-07.cnf.bz2</text:p>
          </table:table-cell>
          <table:table-cell office:value-type="float" office:value="418.21">
            <text:p>418.21</text:p>
          </table:table-cell>
          <table:table-cell office:value-type="float" office:value="0">
            <text:p>0</text:p>
          </table:table-cell>
          <table:table-cell office:value-type="float" office:value="339.4">
            <text:p>339.4</text:p>
          </table:table-cell>
          <table:table-cell office:value-type="float" office:value="0">
            <text:p>0</text:p>
          </table:table-cell>
          <table:table-cell office:value-type="float" office:value="358.85">
            <text:p>358.85</text:p>
          </table:table-cell>
          <table:table-cell office:value-type="float" office:value="0">
            <text:p>0</text:p>
          </table:table-cell>
          <table:table-cell office:value-type="float" office:value="455.55">
            <text:p>455.55</text:p>
          </table:table-cell>
          <table:table-cell office:value-type="float" office:value="0">
            <text:p>0</text:p>
          </table:table-cell>
          <table:table-cell office:value-type="float" office:value="331.12">
            <text:p>331.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05-jarvisalo/mod2c-rand3bip-unsat-135-2.sat05-2354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Difficult-contest05-others/linvrinv5.sat05-564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Difficult-contest05-others/pmg-12-UNSAT.sat05-3940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Difficult-contest05-others/pmg-13-UNSAT.sat05-3941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Difficult-contest05-others/sgp_5-5-6.sat05-2675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Difficult-contest05-others/sgp_6-6-10.sat05-2670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40.58">
            <text:p>40.58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Difficult-contest05-QG/QG6-dead-dnd001.sat05-2742.reshuffled-07.cnf.bz2</text:p>
          </table:table-cell>
          <table:table-cell office:value-type="float" office:value="41.71">
            <text:p>41.71</text:p>
          </table:table-cell>
          <table:table-cell office:value-type="float" office:value="0">
            <text:p>0</text:p>
          </table:table-cell>
          <table:table-cell office:value-type="float" office:value="39.09">
            <text:p>39.09</text:p>
          </table:table-cell>
          <table:table-cell office:value-type="float" office:value="0">
            <text:p>0</text:p>
          </table:table-cell>
          <table:table-cell office:value-type="float" office:value="38.88">
            <text:p>38.88</text:p>
          </table:table-cell>
          <table:table-cell office:value-type="float" office:value="0">
            <text:p>0</text:p>
          </table:table-cell>
          <table:table-cell office:value-type="float" office:value="45.07">
            <text:p>45.07</text:p>
          </table:table-cell>
          <table:table-cell office:value-type="float" office:value="0">
            <text:p>0</text:p>
          </table:table-cell>
          <table:table-cell office:value-type="float" office:value="37.29">
            <text:p>37.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05-QG/QG6-gensys-brn007.sat05-2684.reshuffled-07.cnf.bz2</text:p>
          </table:table-cell>
          <table:table-cell office:value-type="float" office:value="46.11">
            <text:p>46.11</text:p>
          </table:table-cell>
          <table:table-cell office:value-type="float" office:value="0">
            <text:p>0</text:p>
          </table:table-cell>
          <table:table-cell office:value-type="float" office:value="35.65">
            <text:p>35.65</text:p>
          </table:table-cell>
          <table:table-cell office:value-type="float" office:value="0">
            <text:p>0</text:p>
          </table:table-cell>
          <table:table-cell office:value-type="float" office:value="36.66">
            <text:p>36.66</text:p>
          </table:table-cell>
          <table:table-cell office:value-type="float" office:value="0">
            <text:p>0</text:p>
          </table:table-cell>
          <table:table-cell office:value-type="float" office:value="46.39">
            <text:p>46.39</text:p>
          </table:table-cell>
          <table:table-cell office:value-type="float" office:value="0">
            <text:p>0</text:p>
          </table:table-cell>
          <table:table-cell office:value-type="float" office:value="25.89">
            <text:p>25.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05-QG/QG6-gensys-icl001.sat05-2695.reshuffled-07.cnf.bz2</text:p>
          </table:table-cell>
          <table:table-cell office:value-type="float" office:value="50.39">
            <text:p>50.39</text:p>
          </table:table-cell>
          <table:table-cell office:value-type="float" office:value="0">
            <text:p>0</text:p>
          </table:table-cell>
          <table:table-cell office:value-type="float" office:value="61.12">
            <text:p>61.12</text:p>
          </table:table-cell>
          <table:table-cell office:value-type="float" office:value="0">
            <text:p>0</text:p>
          </table:table-cell>
          <table:table-cell office:value-type="float" office:value="59.74">
            <text:p>59.74</text:p>
          </table:table-cell>
          <table:table-cell office:value-type="float" office:value="0">
            <text:p>0</text:p>
          </table:table-cell>
          <table:table-cell office:value-type="float" office:value="47.74">
            <text:p>47.74</text:p>
          </table:table-cell>
          <table:table-cell office:value-type="float" office:value="0">
            <text:p>0</text:p>
          </table:table-cell>
          <table:table-cell office:value-type="float" office:value="23.97">
            <text:p>23.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05-QG/QG6-gensys-icl008.sat05-2720.reshuffled-07.cnf.bz2</text:p>
          </table:table-cell>
          <table:table-cell office:value-type="float" office:value="54.9">
            <text:p>54.9</text:p>
          </table:table-cell>
          <table:table-cell office:value-type="float" office:value="0">
            <text:p>0</text:p>
          </table:table-cell>
          <table:table-cell office:value-type="float" office:value="38.3">
            <text:p>38.3</text:p>
          </table:table-cell>
          <table:table-cell office:value-type="float" office:value="0">
            <text:p>0</text:p>
          </table:table-cell>
          <table:table-cell office:value-type="float" office:value="39.85">
            <text:p>39.85</text:p>
          </table:table-cell>
          <table:table-cell office:value-type="float" office:value="0">
            <text:p>0</text:p>
          </table:table-cell>
          <table:table-cell office:value-type="float" office:value="52.09">
            <text:p>52.09</text:p>
          </table:table-cell>
          <table:table-cell office:value-type="float" office:value="0">
            <text:p>0</text:p>
          </table:table-cell>
          <table:table-cell office:value-type="float" office:value="33.85">
            <text:p>33.8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05-QG/QG6-gensys-ukn003.sat05-2726.reshuffled-07.cnf.bz2</text:p>
          </table:table-cell>
          <table:table-cell office:value-type="float" office:value="50.63">
            <text:p>50.63</text:p>
          </table:table-cell>
          <table:table-cell office:value-type="float" office:value="0">
            <text:p>0</text:p>
          </table:table-cell>
          <table:table-cell office:value-type="float" office:value="49.74">
            <text:p>49.74</text:p>
          </table:table-cell>
          <table:table-cell office:value-type="float" office:value="0">
            <text:p>0</text:p>
          </table:table-cell>
          <table:table-cell office:value-type="float" office:value="51.25">
            <text:p>51.25</text:p>
          </table:table-cell>
          <table:table-cell office:value-type="float" office:value="0">
            <text:p>0</text:p>
          </table:table-cell>
          <table:table-cell office:value-type="float" office:value="73.56">
            <text:p>73.56</text:p>
          </table:table-cell>
          <table:table-cell office:value-type="float" office:value="0">
            <text:p>0</text:p>
          </table:table-cell>
          <table:table-cell office:value-type="float" office:value="35.13">
            <text:p>35.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05-sabharwal/counting-easier-fphp-014-012.sat05-1215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Difficult-contest05-sabharwal/grid-pebbling-sat-grid-pbl-0300.sat05-1341.sat05-1341.reshuffled-07.cnf.bz2</text:p>
          </table:table-cell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float" office:value="1.08">
            <text:p>1.08</text:p>
          </table:table-cell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05-sabharwal/grid-pebbling-unsat-grid-pbl-0300.sat05-1350.sat05-1350.reshuffled-07.cnf.bz2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float" office:value="0.99">
            <text:p>0.99</text:p>
          </table:table-cell>
          <table:table-cell office:value-type="float" office:value="0">
            <text:p>0</text:p>
          </table:table-cell>
          <table:table-cell office:value-type="float" office:value="1.14">
            <text:p>1.14</text:p>
          </table:table-cell>
          <table:table-cell office:value-type="float" office:value="0">
            <text:p>0</text:p>
          </table:table-cell>
          <table:table-cell office:value-type="float" office:value="1.13">
            <text:p>1.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Difficult-contest05-sabharwal/gt-ordering-sat-gt-040.sat05-1297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Difficult-contest05-sabharwal/gt-ordering-unsat-gt-045.sat05-1310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2/ezfact256_1.sat05-464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2/ezfact64_3.sat05-450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683.29">
            <text:p>683.29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2/ezfact64_4.sat05-451.reshuffled-07.cnf.bz2</text:p>
          </table:table-cell>
          <table:table-cell office:value-type="float" office:value="514.14">
            <text:p>514.14</text:p>
          </table:table-cell>
          <table:table-cell office:value-type="float" office:value="0">
            <text:p>0</text:p>
          </table:table-cell>
          <table:table-cell office:value-type="float" office:value="361.34">
            <text:p>361.34</text:p>
          </table:table-cell>
          <table:table-cell office:value-type="float" office:value="0">
            <text:p>0</text:p>
          </table:table-cell>
          <table:table-cell office:value-type="float" office:value="343.12">
            <text:p>343.12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129.48">
            <text:p>129.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Hard-contest02/pyhala-braun-unsat-40-4-02.sat05-459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514.48">
            <text:p>514.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Hard-contest04-others/Composite-048BitPrimes-0.sat05-503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4-others/Composite-048BitPrimes-1.sat05-504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4-others/Composite-064BitPrimes-1.sat05-506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4-others/Composite-096BitPrimes-0.sat05-507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4-others/CompositeRSA576.sat05-509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counting-clq/unsat-set-a-clqcolor-10-06-07.sat05-1250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counting-clq/unsat-set-a-clqcolor-12-07-08.sat05-1251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counting-clq/unsat-set-a-clqcolor-16-10-11.sat05-1253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counting-clq/unsat-set-a-clqcolor-30-19-20.sat05-1256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counting-clq/unsat-set-a-fclqcolor-10-06-07.sat05-1274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counting-php/easier-fphp-020-015.sat05-1218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counting-php/easier-fphp-035-029.sat05-1221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counting-php/easier-php-035-029.sat05-1179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phnf/phnf-size10-exclusive-equilarge_l1.used-as.sat04-893.sat05-4187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phnf/phnf-size10-exclusive-equilarge_m3.used-as.sat04-900.sat05-4186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phnf/phnf-size10-exclusive-FIFO.used-as.sat04-991.sat05-4192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phnf/phnf-size10-exclusive-gigamax.used-as.sat04-984.sat05-4194.reshuffled-07.cnf.bz2</text:p>
          </table:table-cell>
          <table:table-cell office:value-type="float" office:value="713.66">
            <text:p>713.66</text:p>
          </table:table-cell>
          <table:table-cell office:value-type="float" office:value="0">
            <text:p>0</text:p>
          </table:table-cell>
          <table:table-cell office:value-type="float" office:value="631.18">
            <text:p>631.18</text:p>
          </table:table-cell>
          <table:table-cell office:value-type="float" office:value="0">
            <text:p>0</text:p>
          </table:table-cell>
          <table:table-cell office:value-type="float" office:value="650.9">
            <text:p>650.9</text:p>
          </table:table-cell>
          <table:table-cell office:value-type="float" office:value="0">
            <text:p>0</text:p>
          </table:table-cell>
          <table:table-cell office:value-type="float" office:value="714.32">
            <text:p>714.32</text:p>
          </table:table-cell>
          <table:table-cell office:value-type="float" office:value="0">
            <text:p>0</text:p>
          </table:table-cell>
          <table:table-cell office:value-type="float" office:value="500.6">
            <text:p>500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Hard-contest05-phnf/phnf-size10-exclusive-myciel6-cn.used-as.sat04-319.sat05-4201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QG/QG7a-gensys-icl001.sat05-3822.reshuffled-07.cnf.bz2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242.26">
            <text:p>242.26</text:p>
          </table:table-cell>
          <table:table-cell office:value-type="float" office:value="0">
            <text:p>0</text:p>
          </table:table-cell>
          <table:table-cell office:value-type="float" office:value="250.18">
            <text:p>250.18</text:p>
          </table:table-cell>
          <table:table-cell office:value-type="float" office:value="0">
            <text:p>0</text:p>
          </table:table-cell>
          <table:table-cell office:value-type="float" office:value="270.68">
            <text:p>270.68</text:p>
          </table:table-cell>
          <table:table-cell office:value-type="float" office:value="0">
            <text:p>0</text:p>
          </table:table-cell>
          <table:table-cell office:value-type="float" office:value="156.66">
            <text:p>156.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Hard-contest05-QG/QG7a-gensys-icl004.sat05-3825.reshuffled-07.cnf.bz2</text:p>
          </table:table-cell>
          <table:table-cell office:value-type="float" office:value="59.58">
            <text:p>59.58</text:p>
          </table:table-cell>
          <table:table-cell office:value-type="float" office:value="0">
            <text:p>0</text:p>
          </table:table-cell>
          <table:table-cell office:value-type="float" office:value="47.86">
            <text:p>47.86</text:p>
          </table:table-cell>
          <table:table-cell office:value-type="float" office:value="0">
            <text:p>0</text:p>
          </table:table-cell>
          <table:table-cell office:value-type="float" office:value="49.13">
            <text:p>49.13</text:p>
          </table:table-cell>
          <table:table-cell office:value-type="float" office:value="0">
            <text:p>0</text:p>
          </table:table-cell>
          <table:table-cell office:value-type="float" office:value="61.76">
            <text:p>61.76</text:p>
          </table:table-cell>
          <table:table-cell office:value-type="float" office:value="0">
            <text:p>0</text:p>
          </table:table-cell>
          <table:table-cell office:value-type="float" office:value="46.39">
            <text:p>46.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Hard-contest05-QG/QG7a-gensys-icl009.sat05-3830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Hard-contest05-QG/QG7a-gensys-ukn002.sat05-3842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15.41">
            <text:p>715.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Hard-contest05-QG/QG7a-gensys-ukn009.sat05-3849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Medium-contest05-jarvisalo/mod2-3cage-unsat-9-12.sat05-2587.reshuffled-07.cnf.bz2</text:p>
          </table:table-cell>
          <table:table-cell office:value-type="float" office:value="141.3">
            <text:p>141.3</text:p>
          </table:table-cell>
          <table:table-cell office:value-type="float" office:value="0">
            <text:p>0</text:p>
          </table:table-cell>
          <table:table-cell office:value-type="float" office:value="212.93">
            <text:p>212.93</text:p>
          </table:table-cell>
          <table:table-cell office:value-type="float" office:value="0">
            <text:p>0</text:p>
          </table:table-cell>
          <table:table-cell office:value-type="float" office:value="217.6">
            <text:p>217.6</text:p>
          </table:table-cell>
          <table:table-cell office:value-type="float" office:value="0">
            <text:p>0</text:p>
          </table:table-cell>
          <table:table-cell office:value-type="float" office:value="129.96">
            <text:p>129.96</text:p>
          </table:table-cell>
          <table:table-cell office:value-type="float" office:value="0">
            <text:p>0</text:p>
          </table:table-cell>
          <table:table-cell office:value-type="float" office:value="110.68">
            <text:p>110.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jarvisalo/mod2-3cage-unsat-9-14.sat05-2589.reshuffled-07.cnf.bz2</text:p>
          </table:table-cell>
          <table:table-cell office:value-type="float" office:value="134.83">
            <text:p>134.83</text:p>
          </table:table-cell>
          <table:table-cell office:value-type="float" office:value="0">
            <text:p>0</text:p>
          </table:table-cell>
          <table:table-cell office:value-type="float" office:value="112.21">
            <text:p>112.21</text:p>
          </table:table-cell>
          <table:table-cell office:value-type="float" office:value="0">
            <text:p>0</text:p>
          </table:table-cell>
          <table:table-cell office:value-type="float" office:value="107.66">
            <text:p>107.66</text:p>
          </table:table-cell>
          <table:table-cell office:value-type="float" office:value="0">
            <text:p>0</text:p>
          </table:table-cell>
          <table:table-cell office:value-type="float" office:value="99.71">
            <text:p>99.71</text:p>
          </table:table-cell>
          <table:table-cell office:value-type="float" office:value="0">
            <text:p>0</text:p>
          </table:table-cell>
          <table:table-cell office:value-type="float" office:value="83.77">
            <text:p>83.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jarvisalo/mod2-rand3bip-sat-210-1.sat05-2158.reshuffled-07.cnf.bz2</text:p>
          </table:table-cell>
          <table:table-cell office:value-type="float" office:value="39.13">
            <text:p>39.13</text:p>
          </table:table-cell>
          <table:table-cell office:value-type="float" office:value="0">
            <text:p>0</text:p>
          </table:table-cell>
          <table:table-cell office:value-type="float" office:value="39.81">
            <text:p>39.81</text:p>
          </table:table-cell>
          <table:table-cell office:value-type="float" office:value="0">
            <text:p>0</text:p>
          </table:table-cell>
          <table:table-cell office:value-type="float" office:value="40.11">
            <text:p>40.11</text:p>
          </table:table-cell>
          <table:table-cell office:value-type="float" office:value="0">
            <text:p>0</text:p>
          </table:table-cell>
          <table:table-cell office:value-type="float" office:value="101.13">
            <text:p>101.13</text:p>
          </table:table-cell>
          <table:table-cell office:value-type="float" office:value="0">
            <text:p>0</text:p>
          </table:table-cell>
          <table:table-cell office:value-type="float" office:value="91.07">
            <text:p>91.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jarvisalo/mod2-rand3bip-sat-230-2.sat05-2189.reshuffled-07.cnf.bz2</text:p>
          </table:table-cell>
          <table:table-cell office:value-type="float" office:value="291.96">
            <text:p>291.96</text:p>
          </table:table-cell>
          <table:table-cell office:value-type="float" office:value="0">
            <text:p>0</text:p>
          </table:table-cell>
          <table:table-cell office:value-type="float" office:value="298.17">
            <text:p>298.17</text:p>
          </table:table-cell>
          <table:table-cell office:value-type="float" office:value="0">
            <text:p>0</text:p>
          </table:table-cell>
          <table:table-cell office:value-type="float" office:value="299.08">
            <text:p>299.08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65.78">
            <text:p>65.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jarvisalo/mod2-rand3bip-sat-250-3.sat05-2220.reshuffled-07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593.92">
            <text:p>593.92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rafted-Medium-contest05-others/gensys-ukn002.sat05-2744.reshuffled-07.cnf.bz2</text:p>
          </table:table-cell>
          <table:table-cell office:value-type="float" office:value="54.82">
            <text:p>54.82</text:p>
          </table:table-cell>
          <table:table-cell office:value-type="float" office:value="0">
            <text:p>0</text:p>
          </table:table-cell>
          <table:table-cell office:value-type="float" office:value="47.59">
            <text:p>47.59</text:p>
          </table:table-cell>
          <table:table-cell office:value-type="float" office:value="0">
            <text:p>0</text:p>
          </table:table-cell>
          <table:table-cell office:value-type="float" office:value="50.08">
            <text:p>50.08</text:p>
          </table:table-cell>
          <table:table-cell office:value-type="float" office:value="0">
            <text:p>0</text:p>
          </table:table-cell>
          <table:table-cell office:value-type="float" office:value="41.41">
            <text:p>41.41</text:p>
          </table:table-cell>
          <table:table-cell office:value-type="float" office:value="0">
            <text:p>0</text:p>
          </table:table-cell>
          <table:table-cell office:value-type="float" office:value="40.58">
            <text:p>40.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others/QG7a-gensys-brn004.sat05-3669.reshuffled-07.cnf.bz2</text:p>
          </table:table-cell>
          <table:table-cell office:value-type="float" office:value="3.72">
            <text:p>3.72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office:value-type="float" office:value="1.41">
            <text:p>1.41</text:p>
          </table:table-cell>
          <table:table-cell office:value-type="float" office:value="0">
            <text:p>0</text:p>
          </table:table-cell>
          <table:table-cell office:value-type="float" office:value="0.81">
            <text:p>0.81</text:p>
          </table:table-cell>
          <table:table-cell office:value-type="float" office:value="0">
            <text:p>0</text:p>
          </table:table-cell>
          <table:table-cell office:value-type="float" office:value="2.14">
            <text:p>2.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others/QG7a-gensys-brn100.sat05-3765.reshuffled-07.cnf.bz2</text:p>
          </table:table-cell>
          <table:table-cell office:value-type="float" office:value="3.12">
            <text:p>3.12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float" office:value="2.18">
            <text:p>2.18</text:p>
          </table:table-cell>
          <table:table-cell office:value-type="float" office:value="0">
            <text:p>0</text:p>
          </table:table-cell>
          <table:table-cell office:value-type="float" office:value="3.66">
            <text:p>3.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others/QG7a-gensys-ukn001.sat05-3841.reshuffled-07.cnf.bz2</text:p>
          </table:table-cell>
          <table:table-cell office:value-type="float" office:value="0.66">
            <text:p>0.66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0">
            <text:p>0</text:p>
          </table:table-cell>
          <table:table-cell office:value-type="float" office:value="1.28">
            <text:p>1.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others/QG7a-gensys-ukn005.sat05-3845.reshuffled-07.cnf.bz2</text:p>
          </table:table-cell>
          <table:table-cell office:value-type="float" office:value="1.44">
            <text:p>1.44</text:p>
          </table:table-cell>
          <table:table-cell office:value-type="float" office:value="0">
            <text:p>0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office:value-type="float" office:value="0.79">
            <text:p>0.79</text:p>
          </table:table-cell>
          <table:table-cell office:value-type="float" office:value="0">
            <text:p>0</text:p>
          </table:table-cell>
          <table:table-cell office:value-type="float" office:value="3.14">
            <text:p>3.14</text:p>
          </table:table-cell>
          <table:table-cell office:value-type="float" office:value="0">
            <text:p>0</text:p>
          </table:table-cell>
          <table:table-cell office:value-type="float" office:value="1.76">
            <text:p>1.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pebbling/sat-grid-pbl-0070.sat05-1334.reshuffled-07.cnf.bz2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pebbling/sat-grid-pbl-0200.sat05-1339.reshuffled-07.cnf.bz2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43">
            <text:p>0.43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pebbling/sat-pbl-00400.sat05-1322.reshuffled-07.cnf.bz2</text:p>
          </table:table-cell>
          <table:table-cell office:value-type="float" office:value="1.93">
            <text:p>1.93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  <table:table-cell office:value-type="float" office:value="0">
            <text:p>0</text:p>
          </table:table-cell>
          <table:table-cell office:value-type="float" office:value="1.96">
            <text:p>1.96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  <table:table-cell office:value-type="float" office:value="0">
            <text:p>0</text:p>
          </table:table-cell>
          <table:table-cell office:value-type="float" office:value="1.81">
            <text:p>1.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pebbling/unsat-grid-pbl-0080.sat05-1344.reshuffled-07.cnf.bz2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pebbling/unsat-pbl-00150.sat05-1328.reshuffled-07.cnf.bz2</text:p>
          </table:table-cell>
          <table:table-cell office:value-type="float" office:value="1.39">
            <text:p>1.39</text:p>
          </table:table-cell>
          <table:table-cell office:value-type="float" office:value="0">
            <text:p>0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sabharwal/counting-clqcolor-unsat-set-b-clqcolor-08-06-07.sat05-1257.reshuffled-07.cnf.bz2</text:p>
          </table:table-cell>
          <table:table-cell office:value-type="float" office:value="8.5">
            <text:p>8.5</text:p>
          </table:table-cell>
          <table:table-cell office:value-type="float" office:value="0">
            <text:p>0</text:p>
          </table:table-cell>
          <table:table-cell office:value-type="float" office:value="3.77">
            <text:p>3.77</text:p>
          </table:table-cell>
          <table:table-cell office:value-type="float" office:value="0">
            <text:p>0</text:p>
          </table:table-cell>
          <table:table-cell office:value-type="float" office:value="3.78">
            <text:p>3.78</text:p>
          </table:table-cell>
          <table:table-cell office:value-type="float" office:value="0">
            <text:p>0</text:p>
          </table:table-cell>
          <table:table-cell office:value-type="float" office:value="22.67">
            <text:p>22.67</text:p>
          </table:table-cell>
          <table:table-cell office:value-type="float" office:value="0">
            <text:p>0</text:p>
          </table:table-cell>
          <table:table-cell office:value-type="float" office:value="10.52">
            <text:p>10.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sabharwal/counting-easier-fphp-012-010.sat05-1214.reshuffled-07.cnf.bz2</text:p>
          </table:table-cell>
          <table:table-cell office:value-type="float" office:value="59.72">
            <text:p>59.72</text:p>
          </table:table-cell>
          <table:table-cell office:value-type="float" office:value="0">
            <text:p>0</text:p>
          </table:table-cell>
          <table:table-cell office:value-type="float" office:value="54.54">
            <text:p>54.54</text:p>
          </table:table-cell>
          <table:table-cell office:value-type="float" office:value="0">
            <text:p>0</text:p>
          </table:table-cell>
          <table:table-cell office:value-type="float" office:value="57.56">
            <text:p>57.56</text:p>
          </table:table-cell>
          <table:table-cell office:value-type="float" office:value="0">
            <text:p>0</text:p>
          </table:table-cell>
          <table:table-cell office:value-type="float" office:value="55.12">
            <text:p>55.12</text:p>
          </table:table-cell>
          <table:table-cell office:value-type="float" office:value="0">
            <text:p>0</text:p>
          </table:table-cell>
          <table:table-cell office:value-type="float" office:value="40.2">
            <text:p>4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sabharwal/counting-easier-php-012-010.sat05-1172.reshuffled-07.cnf.bz2</text:p>
          </table:table-cell>
          <table:table-cell office:value-type="float" office:value="68.59">
            <text:p>68.59</text:p>
          </table:table-cell>
          <table:table-cell office:value-type="float" office:value="0">
            <text:p>0</text:p>
          </table:table-cell>
          <table:table-cell office:value-type="float" office:value="67.16">
            <text:p>67.16</text:p>
          </table:table-cell>
          <table:table-cell office:value-type="float" office:value="0">
            <text:p>0</text:p>
          </table:table-cell>
          <table:table-cell office:value-type="float" office:value="67.64">
            <text:p>67.64</text:p>
          </table:table-cell>
          <table:table-cell office:value-type="float" office:value="0">
            <text:p>0</text:p>
          </table:table-cell>
          <table:table-cell office:value-type="float" office:value="69.82">
            <text:p>69.82</text:p>
          </table:table-cell>
          <table:table-cell office:value-type="float" office:value="0">
            <text:p>0</text:p>
          </table:table-cell>
          <table:table-cell office:value-type="float" office:value="49.91">
            <text:p>49.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sabharwal/sat-strips-gripper-10t19.sat05-1143.reshuffled-07.cnf.bz2</text:p>
          </table:table-cell>
          <table:table-cell office:value-type="float" office:value="4.6">
            <text:p>4.6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  <table:table-cell office:value-type="float" office:value="0">
            <text:p>0</text:p>
          </table:table-cell>
          <table:table-cell office:value-type="float" office:value="11.97">
            <text:p>11.97</text:p>
          </table:table-cell>
          <table:table-cell office:value-type="float" office:value="0">
            <text:p>0</text:p>
          </table:table-cell>
          <table:table-cell office:value-type="float" office:value="8.67">
            <text:p>8.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rafted-Medium-contest05-sabharwal/unsat-logistics-rotate-09t5.sat05-1139.reshuffled-07.cnf.bz2</text:p>
          </table:table-cell>
          <table:table-cell office:value-type="float" office:value="25.45">
            <text:p>25.45</text:p>
          </table:table-cell>
          <table:table-cell office:value-type="float" office:value="0">
            <text:p>0</text:p>
          </table:table-cell>
          <table:table-cell office:value-type="float" office:value="32.75">
            <text:p>32.75</text:p>
          </table:table-cell>
          <table:table-cell office:value-type="float" office:value="0">
            <text:p>0</text:p>
          </table:table-cell>
          <table:table-cell office:value-type="float" office:value="31.71">
            <text:p>31.71</text:p>
          </table:table-cell>
          <table:table-cell office:value-type="float" office:value="0">
            <text:p>0</text:p>
          </table:table-cell>
          <table:table-cell office:value-type="float" office:value="31.32">
            <text:p>31.32</text:p>
          </table:table-cell>
          <table:table-cell office:value-type="float" office:value="0">
            <text:p>0</text:p>
          </table:table-cell>
          <table:table-cell office:value-type="float" office:value="18.56">
            <text:p>18.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diag-sat/dated-10-11-s.cnf.bz2</text:p>
          </table:table-cell>
          <table:table-cell office:value-type="float" office:value="2.31">
            <text:p>2.31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  <table:table-cell office:value-type="float" office:value="0">
            <text:p>0</text:p>
          </table:table-cell>
          <table:table-cell office:value-type="float" office:value="2.24">
            <text:p>2.24</text:p>
          </table:table-cell>
          <table:table-cell office:value-type="float" office:value="0">
            <text:p>0</text:p>
          </table:table-cell>
          <table:table-cell office:value-type="float" office:value="2.13">
            <text:p>2.13</text:p>
          </table:table-cell>
          <table:table-cell office:value-type="float" office:value="0">
            <text:p>0</text:p>
          </table:table-cell>
          <table:table-cell office:value-type="float" office:value="2.73">
            <text:p>2.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diag-sat/dated-10-15-s.cnf.bz2</text:p>
          </table:table-cell>
          <table:table-cell office:value-type="float" office:value="2.62">
            <text:p>2.62</text:p>
          </table:table-cell>
          <table:table-cell office:value-type="float" office:value="0">
            <text:p>0</text:p>
          </table:table-cell>
          <table:table-cell office:value-type="float" office:value="2.92">
            <text:p>2.92</text:p>
          </table:table-cell>
          <table:table-cell office:value-type="float" office:value="0">
            <text:p>0</text:p>
          </table:table-cell>
          <table:table-cell office:value-type="float" office:value="2.62">
            <text:p>2.62</text:p>
          </table:table-cell>
          <table:table-cell office:value-type="float" office:value="0">
            <text:p>0</text:p>
          </table:table-cell>
          <table:table-cell office:value-type="float" office:value="2.99">
            <text:p>2.99</text:p>
          </table:table-cell>
          <table:table-cell office:value-type="float" office:value="0">
            <text:p>0</text:p>
          </table:table-cell>
          <table:table-cell office:value-type="float" office:value="3.77">
            <text:p>3.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diag-sat/dated-10-19-s.cnf.bz2</text:p>
          </table:table-cell>
          <table:table-cell office:value-type="float" office:value="7.89">
            <text:p>7.89</text:p>
          </table:table-cell>
          <table:table-cell office:value-type="float" office:value="0">
            <text:p>0</text:p>
          </table:table-cell>
          <table:table-cell office:value-type="float" office:value="7.84">
            <text:p>7.84</text:p>
          </table:table-cell>
          <table:table-cell office:value-type="float" office:value="0">
            <text:p>0</text:p>
          </table:table-cell>
          <table:table-cell office:value-type="float" office:value="7.86">
            <text:p>7.86</text:p>
          </table:table-cell>
          <table:table-cell office:value-type="float" office:value="0">
            <text:p>0</text:p>
          </table:table-cell>
          <table:table-cell office:value-type="float" office:value="46.43">
            <text:p>46.43</text:p>
          </table:table-cell>
          <table:table-cell office:value-type="float" office:value="0">
            <text:p>0</text:p>
          </table:table-cell>
          <table:table-cell office:value-type="float" office:value="10.39">
            <text:p>10.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diag-sat/total-5-11-s.cnf.bz2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office:value-type="float" office:value="2.29">
            <text:p>2.29</text:p>
          </table:table-cell>
          <table:table-cell office:value-type="float" office:value="0">
            <text:p>0</text:p>
          </table:table-cell>
          <table:table-cell office:value-type="float" office:value="2.27">
            <text:p>2.27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2.93">
            <text:p>2.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diag-sat/total-5-13-s.cnf.bz2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2.73">
            <text:p>2.73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2.47">
            <text:p>2.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diag-sat/total-5-15-s.cnf.bz2</text:p>
          </table:table-cell>
          <table:table-cell office:value-type="float" office:value="5.98">
            <text:p>5.98</text:p>
          </table:table-cell>
          <table:table-cell office:value-type="float" office:value="0">
            <text:p>0</text:p>
          </table:table-cell>
          <table:table-cell office:value-type="float" office:value="5.1">
            <text:p>5.1</text:p>
          </table:table-cell>
          <table:table-cell office:value-type="float" office:value="0">
            <text:p>0</text:p>
          </table:table-cell>
          <table:table-cell office:value-type="float" office:value="5.18">
            <text:p>5.18</text:p>
          </table:table-cell>
          <table:table-cell office:value-type="float" office:value="0">
            <text:p>0</text:p>
          </table:table-cell>
          <table:table-cell office:value-type="float" office:value="5.7">
            <text:p>5.7</text:p>
          </table:table-cell>
          <table:table-cell office:value-type="float" office:value="0">
            <text:p>0</text:p>
          </table:table-cell>
          <table:table-cell office:value-type="float" office:value="4.53">
            <text:p>4.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medium-sat/partial-5-11-s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188.5">
            <text:p>188.5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medium-sat/partial-5-13-s.cnf.bz2</text:p>
          </table:table-cell>
          <table:table-cell office:value-type="float" office:value="243.4">
            <text:p>243.4</text:p>
          </table:table-cell>
          <table:table-cell office:value-type="float" office:value="0">
            <text:p>0</text:p>
          </table:table-cell>
          <table:table-cell office:value-type="float" office:value="279.58">
            <text:p>279.58</text:p>
          </table:table-cell>
          <table:table-cell office:value-type="float" office:value="0">
            <text:p>0</text:p>
          </table:table-cell>
          <table:table-cell office:value-type="float" office:value="271.02">
            <text:p>271.02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48.39">
            <text:p>48.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medium-sat/partial-5-15-s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ustrial-anbulagan-medium-sat/total-10-15-s.cnf.bz2</text:p>
          </table:table-cell>
          <table:table-cell office:value-type="float" office:value="555.96">
            <text:p>555.96</text:p>
          </table:table-cell>
          <table:table-cell office:value-type="float" office:value="0">
            <text:p>0</text:p>
          </table:table-cell>
          <table:table-cell office:value-type="float" office:value="605.98">
            <text:p>605.98</text:p>
          </table:table-cell>
          <table:table-cell office:value-type="float" office:value="0">
            <text:p>0</text:p>
          </table:table-cell>
          <table:table-cell office:value-type="float" office:value="580.2">
            <text:p>580.2</text:p>
          </table:table-cell>
          <table:table-cell office:value-type="float" office:value="0">
            <text:p>0</text:p>
          </table:table-cell>
          <table:table-cell office:value-type="float" office:value="25.38">
            <text:p>25.38</text:p>
          </table:table-cell>
          <table:table-cell office:value-type="float" office:value="0">
            <text:p>0</text:p>
          </table:table-cell>
          <table:table-cell office:value-type="float" office:value="22.17">
            <text:p>22.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medium-sat/total-10-17-s.cnf.bz2</text:p>
          </table:table-cell>
          <table:table-cell office:value-type="float" office:value="9.46">
            <text:p>9.46</text:p>
          </table:table-cell>
          <table:table-cell office:value-type="float" office:value="0">
            <text:p>0</text:p>
          </table:table-cell>
          <table:table-cell office:value-type="float" office:value="8.98">
            <text:p>8.98</text:p>
          </table:table-cell>
          <table:table-cell office:value-type="float" office:value="0">
            <text:p>0</text:p>
          </table:table-cell>
          <table:table-cell office:value-type="float" office:value="8.83">
            <text:p>8.83</text:p>
          </table:table-cell>
          <table:table-cell office:value-type="float" office:value="0">
            <text:p>0</text:p>
          </table:table-cell>
          <table:table-cell office:value-type="float" office:value="5.78">
            <text:p>5.78</text:p>
          </table:table-cell>
          <table:table-cell office:value-type="float" office:value="0">
            <text:p>0</text:p>
          </table:table-cell>
          <table:table-cell office:value-type="float" office:value="6.82">
            <text:p>6.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medium-sat/total-10-19-s.cnf.bz2</text:p>
          </table:table-cell>
          <table:table-cell office:value-type="float" office:value="15.32">
            <text:p>15.32</text:p>
          </table:table-cell>
          <table:table-cell office:value-type="float" office:value="0">
            <text:p>0</text:p>
          </table:table-cell>
          <table:table-cell office:value-type="float" office:value="15.1">
            <text:p>15.1</text:p>
          </table:table-cell>
          <table:table-cell office:value-type="float" office:value="0">
            <text:p>0</text:p>
          </table:table-cell>
          <table:table-cell office:value-type="float" office:value="15.04">
            <text:p>15.04</text:p>
          </table:table-cell>
          <table:table-cell office:value-type="float" office:value="0">
            <text:p>0</text:p>
          </table:table-cell>
          <table:table-cell office:value-type="float" office:value="6.82">
            <text:p>6.82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medium-unsat/dated-10-15-u.cnf.bz2</text:p>
          </table:table-cell>
          <table:table-cell office:value-type="float" office:value="11.9">
            <text:p>11.9</text:p>
          </table:table-cell>
          <table:table-cell office:value-type="float" office:value="0">
            <text:p>0</text:p>
          </table:table-cell>
          <table:table-cell office:value-type="float" office:value="11.99">
            <text:p>11.99</text:p>
          </table:table-cell>
          <table:table-cell office:value-type="float" office:value="0">
            <text:p>0</text:p>
          </table:table-cell>
          <table:table-cell office:value-type="float" office:value="11.77">
            <text:p>11.77</text:p>
          </table:table-cell>
          <table:table-cell office:value-type="float" office:value="0">
            <text:p>0</text:p>
          </table:table-cell>
          <table:table-cell office:value-type="float" office:value="10.29">
            <text:p>10.29</text:p>
          </table:table-cell>
          <table:table-cell office:value-type="float" office:value="0">
            <text:p>0</text:p>
          </table:table-cell>
          <table:table-cell office:value-type="float" office:value="10.74">
            <text:p>10.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medium-unsat/dated-5-11-u.cnf.bz2</text:p>
          </table:table-cell>
          <table:table-cell office:value-type="float" office:value="68.56">
            <text:p>68.56</text:p>
          </table:table-cell>
          <table:table-cell office:value-type="float" office:value="0">
            <text:p>0</text:p>
          </table:table-cell>
          <table:table-cell office:value-type="float" office:value="68.36">
            <text:p>68.36</text:p>
          </table:table-cell>
          <table:table-cell office:value-type="float" office:value="0">
            <text:p>0</text:p>
          </table:table-cell>
          <table:table-cell office:value-type="float" office:value="68.62">
            <text:p>68.62</text:p>
          </table:table-cell>
          <table:table-cell office:value-type="float" office:value="0">
            <text:p>0</text:p>
          </table:table-cell>
          <table:table-cell office:value-type="float" office:value="64.15">
            <text:p>64.15</text:p>
          </table:table-cell>
          <table:table-cell office:value-type="float" office:value="0">
            <text:p>0</text:p>
          </table:table-cell>
          <table:table-cell office:value-type="float" office:value="36.13">
            <text:p>36.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medium-unsat/total-10-11-u.cnf.bz2</text:p>
          </table:table-cell>
          <table:table-cell office:value-type="float" office:value="29.96">
            <text:p>29.96</text:p>
          </table:table-cell>
          <table:table-cell office:value-type="float" office:value="0">
            <text:p>0</text:p>
          </table:table-cell>
          <table:table-cell office:value-type="float" office:value="29.56">
            <text:p>29.56</text:p>
          </table:table-cell>
          <table:table-cell office:value-type="float" office:value="0">
            <text:p>0</text:p>
          </table:table-cell>
          <table:table-cell office:value-type="float" office:value="29.67">
            <text:p>29.67</text:p>
          </table:table-cell>
          <table:table-cell office:value-type="float" office:value="0">
            <text:p>0</text:p>
          </table:table-cell>
          <table:table-cell office:value-type="float" office:value="31.61">
            <text:p>31.61</text:p>
          </table:table-cell>
          <table:table-cell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medium-unsat/total-10-13-u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22.16">
            <text:p>722.16</text:p>
          </table:table-cell>
          <table:table-cell office:value-type="float" office:value="0">
            <text:p>0</text:p>
          </table:table-cell>
          <table:table-cell office:value-type="float" office:value="436.42">
            <text:p>436.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medium-unsat/total-5-11-u.cnf.bz2</text:p>
          </table:table-cell>
          <table:table-cell office:value-type="float" office:value="11.28">
            <text:p>11.28</text:p>
          </table:table-cell>
          <table:table-cell office:value-type="float" office:value="0">
            <text:p>0</text:p>
          </table:table-cell>
          <table:table-cell office:value-type="float" office:value="7.01">
            <text:p>7.01</text:p>
          </table:table-cell>
          <table:table-cell office:value-type="float" office:value="0">
            <text:p>0</text:p>
          </table:table-cell>
          <table:table-cell office:value-type="float" office:value="7.63">
            <text:p>7.63</text:p>
          </table:table-cell>
          <table:table-cell office:value-type="float" office:value="0">
            <text:p>0</text:p>
          </table:table-cell>
          <table:table-cell office:value-type="float" office:value="11.09">
            <text:p>11.09</text:p>
          </table:table-cell>
          <table:table-cell office:value-type="float" office:value="0">
            <text:p>0</text:p>
          </table:table-cell>
          <table:table-cell office:value-type="float" office:value="8.67">
            <text:p>8.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anbulagan-medium-unsat/total-5-13-u.cnf.bz2</text:p>
          </table:table-cell>
          <table:table-cell office:value-type="float" office:value="33.28">
            <text:p>33.28</text:p>
          </table:table-cell>
          <table:table-cell office:value-type="float" office:value="0">
            <text:p>0</text:p>
          </table:table-cell>
          <table:table-cell office:value-type="float" office:value="33.26">
            <text:p>33.26</text:p>
          </table:table-cell>
          <table:table-cell office:value-type="float" office:value="0">
            <text:p>0</text:p>
          </table:table-cell>
          <table:table-cell office:value-type="float" office:value="33.04">
            <text:p>33.04</text:p>
          </table:table-cell>
          <table:table-cell office:value-type="float" office:value="0">
            <text:p>0</text:p>
          </table:table-cell>
          <table:table-cell office:value-type="float" office:value="32.71">
            <text:p>32.71</text:p>
          </table:table-cell>
          <table:table-cell office:value-type="float" office:value="0">
            <text:p>0</text:p>
          </table:table-cell>
          <table:table-cell office:value-type="float" office:value="15.21">
            <text:p>15.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babic-dspam/dspam_dump_vc949.cnf.bz2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babic-dspam/dspam_dump_vc950.cnf.bz2</text:p>
          </table:table-cell>
          <table:table-cell office:value-type="float" office:value="1.3">
            <text:p>1.3</text:p>
          </table:table-cell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babic-dspam/dspam_dump_vc962.cnf.bz2</text:p>
          </table:table-cell>
          <table:table-cell office:value-type="float" office:value="0.89">
            <text:p>0.89</text:p>
          </table:table-cell>
          <table:table-cell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0">
            <text:p>0</text:p>
          </table:table-cell>
          <table:table-cell office:value-type="float" office:value="1.01">
            <text:p>1.01</text:p>
          </table:table-cell>
          <table:table-cell office:value-type="float" office:value="0">
            <text:p>0</text:p>
          </table:table-cell>
          <table:table-cell office:value-type="float" office:value="0.96">
            <text:p>0.96</text:p>
          </table:table-cell>
          <table:table-cell office:value-type="float" office:value="0">
            <text:p>0</text:p>
          </table:table-cell>
          <table:table-cell office:value-type="float" office:value="0.95">
            <text:p>0.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babic-dspam/dspam_dump_vc972.cnf.bz2</text:p>
          </table:table-cell>
          <table:table-cell office:value-type="float" office:value="2.78">
            <text:p>2.78</text:p>
          </table:table-cell>
          <table:table-cell office:value-type="float" office:value="0">
            <text:p>0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office:value-type="float" office:value="2.88">
            <text:p>2.88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babic-dspam/dspam_dump_vc973.cnf.bz2</text:p>
          </table:table-cell>
          <table:table-cell office:value-type="float" office:value="3.88">
            <text:p>3.88</text:p>
          </table:table-cell>
          <table:table-cell office:value-type="float" office:value="0">
            <text:p>0</text:p>
          </table:table-cell>
          <table:table-cell office:value-type="float" office:value="2.95">
            <text:p>2.95</text:p>
          </table:table-cell>
          <table:table-cell office:value-type="float" office:value="0">
            <text:p>0</text:p>
          </table:table-cell>
          <table:table-cell office:value-type="float" office:value="3.34">
            <text:p>3.34</text:p>
          </table:table-cell>
          <table:table-cell office:value-type="float" office:value="0">
            <text:p>0</text:p>
          </table:table-cell>
          <table:table-cell office:value-type="float" office:value="2.93">
            <text:p>2.93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babic-hsatv17/hsat_vc11773.cnf.bz2</text:p>
          </table:table-cell>
          <table:table-cell office:value-type="float" office:value="1.91">
            <text:p>1.91</text:p>
          </table:table-cell>
          <table:table-cell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0">
            <text:p>0</text:p>
          </table:table-cell>
          <table:table-cell office:value-type="float" office:value="2.21">
            <text:p>2.21</text:p>
          </table:table-cell>
          <table:table-cell office:value-type="float" office:value="0">
            <text:p>0</text:p>
          </table:table-cell>
          <table:table-cell office:value-type="float" office:value="2.07">
            <text:p>2.07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babic-hsatv17/hsat_vc11803.cnf.bz2</text:p>
          </table:table-cell>
          <table:table-cell office:value-type="float" office:value="2.98">
            <text:p>2.98</text:p>
          </table:table-cell>
          <table:table-cell office:value-type="float" office:value="0">
            <text:p>0</text:p>
          </table:table-cell>
          <table:table-cell office:value-type="float" office:value="2.84">
            <text:p>2.84</text:p>
          </table:table-cell>
          <table:table-cell office:value-type="float" office:value="0">
            <text:p>0</text:p>
          </table:table-cell>
          <table:table-cell office:value-type="float" office:value="2.75">
            <text:p>2.75</text:p>
          </table:table-cell>
          <table:table-cell office:value-type="float" office:value="0">
            <text:p>0</text:p>
          </table:table-cell>
          <table:table-cell office:value-type="float" office:value="2.78">
            <text:p>2.78</text:p>
          </table:table-cell>
          <table:table-cell office:value-type="float" office:value="0">
            <text:p>0</text:p>
          </table:table-cell>
          <table:table-cell office:value-type="float" office:value="2.61">
            <text:p>2.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babic-hsatv17/hsat_vc11813.cnf.bz2</text:p>
          </table:table-cell>
          <table:table-cell office:value-type="float" office:value="3.53">
            <text:p>3.53</text:p>
          </table:table-cell>
          <table:table-cell office:value-type="float" office:value="0">
            <text:p>0</text:p>
          </table:table-cell>
          <table:table-cell office:value-type="float" office:value="3.71">
            <text:p>3.71</text:p>
          </table:table-cell>
          <table:table-cell office:value-type="float" office:value="0">
            <text:p>0</text:p>
          </table:table-cell>
          <table:table-cell office:value-type="float" office:value="3.64">
            <text:p>3.64</text:p>
          </table:table-cell>
          <table:table-cell office:value-type="float" office:value="0">
            <text:p>0</text:p>
          </table:table-cell>
          <table:table-cell office:value-type="float" office:value="3.68">
            <text:p>3.68</text:p>
          </table:table-cell>
          <table:table-cell office:value-type="float" office:value="0">
            <text:p>0</text:p>
          </table:table-cell>
          <table:table-cell office:value-type="float" office:value="3.34">
            <text:p>3.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babic-hsatv17/hsat_vc11817.cnf.bz2</text:p>
          </table:table-cell>
          <table:table-cell office:value-type="float" office:value="2.11">
            <text:p>2.11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0">
            <text:p>0</text:p>
          </table:table-cell>
          <table:table-cell office:value-type="float" office:value="2.03">
            <text:p>2.03</text:p>
          </table:table-cell>
          <table:table-cell office:value-type="float" office:value="0">
            <text:p>0</text:p>
          </table:table-cell>
          <table:table-cell office:value-type="float" office:value="2.04">
            <text:p>2.04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babic-hsatv17/hsat_vc11935.cnf.bz2</text:p>
          </table:table-cell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  <table:table-cell office:value-type="float" office:value="1.35">
            <text:p>1.35</text:p>
          </table:table-cell>
          <table:table-cell office:value-type="float" office:value="0">
            <text:p>0</text:p>
          </table:table-cell>
          <table:table-cell office:value-type="float" office:value="1.31">
            <text:p>1.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babic-hsatv17/hsat_vc11944.cnf.bz2</text:p>
          </table:table-cell>
          <table:table-cell office:value-type="float" office:value="1.52">
            <text:p>1.5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  <table:table-cell office:value-type="float" office:value="0">
            <text:p>0</text:p>
          </table:table-cell>
          <table:table-cell office:value-type="float" office:value="1.46">
            <text:p>1.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crypto/mizh-md5-48-2.cnf.bz2</text:p>
          </table:table-cell>
          <table:table-cell office:value-type="float" office:value="217.7">
            <text:p>217.7</text:p>
          </table:table-cell>
          <table:table-cell office:value-type="float" office:value="0">
            <text:p>0</text:p>
          </table:table-cell>
          <table:table-cell office:value-type="float" office:value="220.28">
            <text:p>220.28</text:p>
          </table:table-cell>
          <table:table-cell office:value-type="float" office:value="0">
            <text:p>0</text:p>
          </table:table-cell>
          <table:table-cell office:value-type="float" office:value="309.08">
            <text:p>309.08</text:p>
          </table:table-cell>
          <table:table-cell office:value-type="float" office:value="0">
            <text:p>0</text:p>
          </table:table-cell>
          <table:table-cell office:value-type="float" office:value="260.33">
            <text:p>260.33</text:p>
          </table:table-cell>
          <table:table-cell office:value-type="float" office:value="0">
            <text:p>0</text:p>
          </table:table-cell>
          <table:table-cell office:value-type="float" office:value="210.72">
            <text:p>210.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crypto/mizh-md5-48-5.cnf.bz2</text:p>
          </table:table-cell>
          <table:table-cell office:value-type="float" office:value="308.64">
            <text:p>308.64</text:p>
          </table:table-cell>
          <table:table-cell office:value-type="float" office:value="0">
            <text:p>0</text:p>
          </table:table-cell>
          <table:table-cell office:value-type="float" office:value="300.07">
            <text:p>300.07</text:p>
          </table:table-cell>
          <table:table-cell office:value-type="float" office:value="0">
            <text:p>0</text:p>
          </table:table-cell>
          <table:table-cell office:value-type="float" office:value="387.67">
            <text:p>387.67</text:p>
          </table:table-cell>
          <table:table-cell office:value-type="float" office:value="0">
            <text:p>0</text:p>
          </table:table-cell>
          <table:table-cell office:value-type="float" office:value="106.58">
            <text:p>106.58</text:p>
          </table:table-cell>
          <table:table-cell office:value-type="float" office:value="0">
            <text:p>0</text:p>
          </table:table-cell>
          <table:table-cell office:value-type="float" office:value="136.27">
            <text:p>136.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crypto/mizh-sha0-35-2.cnf.bz2</text:p>
          </table:table-cell>
          <table:table-cell office:value-type="float" office:value="275.37">
            <text:p>275.37</text:p>
          </table:table-cell>
          <table:table-cell office:value-type="float" office:value="0">
            <text:p>0</text:p>
          </table:table-cell>
          <table:table-cell office:value-type="float" office:value="280.97">
            <text:p>280.97</text:p>
          </table:table-cell>
          <table:table-cell office:value-type="float" office:value="0">
            <text:p>0</text:p>
          </table:table-cell>
          <table:table-cell office:value-type="float" office:value="283.81">
            <text:p>283.81</text:p>
          </table:table-cell>
          <table:table-cell office:value-type="float" office:value="0">
            <text:p>0</text:p>
          </table:table-cell>
          <table:table-cell office:value-type="float" office:value="376.59">
            <text:p>376.59</text:p>
          </table:table-cell>
          <table:table-cell office:value-type="float" office:value="0">
            <text:p>0</text:p>
          </table:table-cell>
          <table:table-cell office:value-type="float" office:value="38.24">
            <text:p>38.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crypto/mizh-sha0-35-3.cnf.bz2</text:p>
          </table:table-cell>
          <table:table-cell office:value-type="float" office:value="304.14">
            <text:p>304.14</text:p>
          </table:table-cell>
          <table:table-cell office:value-type="float" office:value="0">
            <text:p>0</text:p>
          </table:table-cell>
          <table:table-cell office:value-type="float" office:value="308.43">
            <text:p>308.43</text:p>
          </table:table-cell>
          <table:table-cell office:value-type="float" office:value="0">
            <text:p>0</text:p>
          </table:table-cell>
          <table:table-cell office:value-type="float" office:value="329.08">
            <text:p>329.08</text:p>
          </table:table-cell>
          <table:table-cell office:value-type="float" office:value="0">
            <text:p>0</text:p>
          </table:table-cell>
          <table:table-cell office:value-type="float" office:value="71.77">
            <text:p>71.77</text:p>
          </table:table-cell>
          <table:table-cell office:value-type="float" office:value="0">
            <text:p>0</text:p>
          </table:table-cell>
          <table:table-cell office:value-type="float" office:value="57.38">
            <text:p>57.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crypto/mizh-sha0-35-4.cnf.bz2</text:p>
          </table:table-cell>
          <table:table-cell office:value-type="float" office:value="287.22">
            <text:p>287.22</text:p>
          </table:table-cell>
          <table:table-cell office:value-type="float" office:value="0">
            <text:p>0</text:p>
          </table:table-cell>
          <table:table-cell office:value-type="float" office:value="275.4">
            <text:p>275.4</text:p>
          </table:table-cell>
          <table:table-cell office:value-type="float" office:value="0">
            <text:p>0</text:p>
          </table:table-cell>
          <table:table-cell office:value-type="float" office:value="253.66">
            <text:p>253.66</text:p>
          </table:table-cell>
          <table:table-cell office:value-type="float" office:value="0">
            <text:p>0</text:p>
          </table:table-cell>
          <table:table-cell office:value-type="float" office:value="119.1">
            <text:p>119.1</text:p>
          </table:table-cell>
          <table:table-cell office:value-type="float" office:value="0">
            <text:p>0</text:p>
          </table:table-cell>
          <table:table-cell office:value-type="float" office:value="108.9">
            <text:p>108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fuhs-medium/AProVE07-02.cnf.bz2</text:p>
          </table:table-cell>
          <table:table-cell office:value-type="float" office:value="236.78">
            <text:p>236.78</text:p>
          </table:table-cell>
          <table:table-cell office:value-type="float" office:value="0">
            <text:p>0</text:p>
          </table:table-cell>
          <table:table-cell office:value-type="float" office:value="300.38">
            <text:p>300.38</text:p>
          </table:table-cell>
          <table:table-cell office:value-type="float" office:value="0">
            <text:p>0</text:p>
          </table:table-cell>
          <table:table-cell office:value-type="float" office:value="314.33">
            <text:p>314.33</text:p>
          </table:table-cell>
          <table:table-cell office:value-type="float" office:value="0">
            <text:p>0</text:p>
          </table:table-cell>
          <table:table-cell office:value-type="float" office:value="264.76">
            <text:p>264.76</text:p>
          </table:table-cell>
          <table:table-cell office:value-type="float" office:value="0">
            <text:p>0</text:p>
          </table:table-cell>
          <table:table-cell office:value-type="float" office:value="241.51">
            <text:p>241.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fuhs-medium/AProVE07-04.cnf.bz2</text:p>
          </table:table-cell>
          <table:table-cell office:value-type="float" office:value="349.69">
            <text:p>349.69</text:p>
          </table:table-cell>
          <table:table-cell office:value-type="float" office:value="0">
            <text:p>0</text:p>
          </table:table-cell>
          <table:table-cell office:value-type="float" office:value="379.6">
            <text:p>379.6</text:p>
          </table:table-cell>
          <table:table-cell office:value-type="float" office:value="0">
            <text:p>0</text:p>
          </table:table-cell>
          <table:table-cell office:value-type="float" office:value="365.66">
            <text:p>365.66</text:p>
          </table:table-cell>
          <table:table-cell office:value-type="float" office:value="0">
            <text:p>0</text:p>
          </table:table-cell>
          <table:table-cell office:value-type="float" office:value="374.32">
            <text:p>374.32</text:p>
          </table:table-cell>
          <table:table-cell office:value-type="float" office:value="0">
            <text:p>0</text:p>
          </table:table-cell>
          <table:table-cell office:value-type="float" office:value="226.94">
            <text:p>226.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fuhs-medium/AProVE07-06.cnf.bz2</text:p>
          </table:table-cell>
          <table:table-cell office:value-type="float" office:value="171.13">
            <text:p>171.13</text:p>
          </table:table-cell>
          <table:table-cell office:value-type="float" office:value="0">
            <text:p>0</text:p>
          </table:table-cell>
          <table:table-cell office:value-type="float" office:value="168.04">
            <text:p>168.04</text:p>
          </table:table-cell>
          <table:table-cell office:value-type="float" office:value="0">
            <text:p>0</text:p>
          </table:table-cell>
          <table:table-cell office:value-type="float" office:value="172.77">
            <text:p>172.77</text:p>
          </table:table-cell>
          <table:table-cell office:value-type="float" office:value="0">
            <text:p>0</text:p>
          </table:table-cell>
          <table:table-cell office:value-type="float" office:value="168.87">
            <text:p>168.87</text:p>
          </table:table-cell>
          <table:table-cell office:value-type="float" office:value="0">
            <text:p>0</text:p>
          </table:table-cell>
          <table:table-cell office:value-type="float" office:value="118.67">
            <text:p>118.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fuhs-medium/AProVE07-09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558.27">
            <text:p>558.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jarvisalo/eq.atree.braun.10.unsat.cnf.bz2</text:p>
          </table:table-cell>
          <table:table-cell office:value-type="float" office:value="350.24">
            <text:p>350.24</text:p>
          </table:table-cell>
          <table:table-cell office:value-type="float" office:value="0">
            <text:p>0</text:p>
          </table:table-cell>
          <table:table-cell office:value-type="float" office:value="503.43">
            <text:p>503.43</text:p>
          </table:table-cell>
          <table:table-cell office:value-type="float" office:value="0">
            <text:p>0</text:p>
          </table:table-cell>
          <table:table-cell office:value-type="float" office:value="343.61">
            <text:p>343.61</text:p>
          </table:table-cell>
          <table:table-cell office:value-type="float" office:value="0">
            <text:p>0</text:p>
          </table:table-cell>
          <table:table-cell office:value-type="float" office:value="310.77">
            <text:p>310.77</text:p>
          </table:table-cell>
          <table:table-cell office:value-type="float" office:value="0">
            <text:p>0</text:p>
          </table:table-cell>
          <table:table-cell office:value-type="float" office:value="328.5">
            <text:p>32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jarvisalo/eq.atree.braun.7.unsat.cnf.bz2</text:p>
          </table:table-cell>
          <table:table-cell office:value-type="float" office:value="1.46">
            <text:p>1.46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  <table:table-cell office:value-type="float" office:value="0">
            <text:p>0</text:p>
          </table:table-cell>
          <table:table-cell office:value-type="float" office:value="1.34">
            <text:p>1.34</text:p>
          </table:table-cell>
          <table:table-cell office:value-type="float" office:value="0">
            <text:p>0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1.32">
            <text:p>1.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jarvisalo/eq.atree.braun.8.unsat.cnf.bz2</text:p>
          </table:table-cell>
          <table:table-cell office:value-type="float" office:value="10.08">
            <text:p>10.08</text:p>
          </table:table-cell>
          <table:table-cell office:value-type="float" office:value="0">
            <text:p>0</text:p>
          </table:table-cell>
          <table:table-cell office:value-type="float" office:value="8.69">
            <text:p>8.69</text:p>
          </table:table-cell>
          <table:table-cell office:value-type="float" office:value="0">
            <text:p>0</text:p>
          </table:table-cell>
          <table:table-cell office:value-type="float" office:value="8.71">
            <text:p>8.71</text:p>
          </table:table-cell>
          <table:table-cell office:value-type="float" office:value="0">
            <text:p>0</text:p>
          </table:table-cell>
          <table:table-cell office:value-type="float" office:value="9.95">
            <text:p>9.95</text:p>
          </table:table-cell>
          <table:table-cell office:value-type="float" office:value="0">
            <text:p>0</text:p>
          </table:table-cell>
          <table:table-cell office:value-type="float" office:value="8.18">
            <text:p>8.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jarvisalo/eq.atree.braun.9.unsat.cnf.bz2</text:p>
          </table:table-cell>
          <table:table-cell office:value-type="float" office:value="58.68">
            <text:p>58.68</text:p>
          </table:table-cell>
          <table:table-cell office:value-type="float" office:value="0">
            <text:p>0</text:p>
          </table:table-cell>
          <table:table-cell office:value-type="float" office:value="51.58">
            <text:p>51.58</text:p>
          </table:table-cell>
          <table:table-cell office:value-type="float" office:value="0">
            <text:p>0</text:p>
          </table:table-cell>
          <table:table-cell office:value-type="float" office:value="51.57">
            <text:p>51.57</text:p>
          </table:table-cell>
          <table:table-cell office:value-type="float" office:value="0">
            <text:p>0</text:p>
          </table:table-cell>
          <table:table-cell office:value-type="float" office:value="73.09">
            <text:p>73.09</text:p>
          </table:table-cell>
          <table:table-cell office:value-type="float" office:value="0">
            <text:p>0</text:p>
          </table:table-cell>
          <table:table-cell office:value-type="float" office:value="51.54">
            <text:p>51.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manolios/manol-pipe-f10ni.cnf.bz2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ndustrial-manolios/manol-pipe-f7idw.cnf.bz2</text:p>
          </table:table-cell>
          <table:table-cell office:value-type="float" office:value="107.74">
            <text:p>107.74</text:p>
          </table:table-cell>
          <table:table-cell office:value-type="float" office:value="0">
            <text:p>0</text:p>
          </table:table-cell>
          <table:table-cell office:value-type="float" office:value="105.99">
            <text:p>105.99</text:p>
          </table:table-cell>
          <table:table-cell office:value-type="float" office:value="0">
            <text:p>0</text:p>
          </table:table-cell>
          <table:table-cell office:value-type="float" office:value="107.47">
            <text:p>107.47</text:p>
          </table:table-cell>
          <table:table-cell office:value-type="float" office:value="0">
            <text:p>0</text:p>
          </table:table-cell>
          <table:table-cell office:value-type="float" office:value="159.93">
            <text:p>159.93</text:p>
          </table:table-cell>
          <table:table-cell office:value-type="float" office:value="0">
            <text:p>0</text:p>
          </table:table-cell>
          <table:table-cell office:value-type="float" office:value="159.82">
            <text:p>159.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manolios/manol-pipe-f9b.cnf.bz2</text:p>
          </table:table-cell>
          <table:table-cell office:value-type="float" office:value="415.85">
            <text:p>415.85</text:p>
          </table:table-cell>
          <table:table-cell office:value-type="float" office:value="0">
            <text:p>0</text:p>
          </table:table-cell>
          <table:table-cell office:value-type="float" office:value="421.59">
            <text:p>421.59</text:p>
          </table:table-cell>
          <table:table-cell office:value-type="float" office:value="0">
            <text:p>0</text:p>
          </table:table-cell>
          <table:table-cell office:value-type="float" office:value="406.8">
            <text:p>406.8</text:p>
          </table:table-cell>
          <table:table-cell office:value-type="float" office:value="0">
            <text:p>0</text:p>
          </table:table-cell>
          <table:table-cell office:value-type="float" office:value="279.6">
            <text:p>279.6</text:p>
          </table:table-cell>
          <table:table-cell office:value-type="float" office:value="0">
            <text:p>0</text:p>
          </table:table-cell>
          <table:table-cell office:value-type="float" office:value="221.13">
            <text:p>221.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dustrial-manolios/manol-pipe-f9n.cnf.bz2</text:p>
          </table:table-cell>
          <table:table-cell office:value-type="float" office:value="293.82">
            <text:p>293.82</text:p>
          </table:table-cell>
          <table:table-cell office:value-type="float" office:value="0">
            <text:p>0</text:p>
          </table:table-cell>
          <table:table-cell office:value-type="float" office:value="272.36">
            <text:p>272.36</text:p>
          </table:table-cell>
          <table:table-cell office:value-type="float" office:value="0">
            <text:p>0</text:p>
          </table:table-cell>
          <table:table-cell office:value-type="float" office:value="294.03">
            <text:p>294.03</text:p>
          </table:table-cell>
          <table:table-cell office:value-type="float" office:value="0">
            <text:p>0</text:p>
          </table:table-cell>
          <table:table-cell office:value-type="float" office:value="381.01">
            <text:p>381.01</text:p>
          </table:table-cell>
          <table:table-cell office:value-type="float" office:value="0">
            <text:p>0</text:p>
          </table:table-cell>
          <table:table-cell office:value-type="float" office:value="314.26">
            <text:p>314.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360/unif-k3-r4.26-v360-c1533-S1085782051-01.UNSAT.shuffled.cnf</text:p>
          </table:table-cell>
          <table:table-cell office:value-type="float" office:value="262.14">
            <text:p>262.14</text:p>
          </table:table-cell>
          <table:table-cell office:value-type="float" office:value="0">
            <text:p>0</text:p>
          </table:table-cell>
          <table:table-cell office:value-type="float" office:value="339.91">
            <text:p>339.91</text:p>
          </table:table-cell>
          <table:table-cell office:value-type="float" office:value="0">
            <text:p>0</text:p>
          </table:table-cell>
          <table:table-cell office:value-type="float" office:value="347.53">
            <text:p>347.53</text:p>
          </table:table-cell>
          <table:table-cell office:value-type="float" office:value="0">
            <text:p>0</text:p>
          </table:table-cell>
          <table:table-cell office:value-type="float" office:value="314.23">
            <text:p>314.23</text:p>
          </table:table-cell>
          <table:table-cell office:value-type="float" office:value="0">
            <text:p>0</text:p>
          </table:table-cell>
          <table:table-cell office:value-type="float" office:value="334.51">
            <text:p>334.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360/unif-k3-r4.26-v360-c1533-S1154156114-09.UNSAT.shuffled.cnf</text:p>
          </table:table-cell>
          <table:table-cell office:value-type="float" office:value="223.97">
            <text:p>223.97</text:p>
          </table:table-cell>
          <table:table-cell office:value-type="float" office:value="0">
            <text:p>0</text:p>
          </table:table-cell>
          <table:table-cell office:value-type="float" office:value="240.73">
            <text:p>240.73</text:p>
          </table:table-cell>
          <table:table-cell office:value-type="float" office:value="0">
            <text:p>0</text:p>
          </table:table-cell>
          <table:table-cell office:value-type="float" office:value="240.41">
            <text:p>240.41</text:p>
          </table:table-cell>
          <table:table-cell office:value-type="float" office:value="0">
            <text:p>0</text:p>
          </table:table-cell>
          <table:table-cell office:value-type="float" office:value="169.51">
            <text:p>169.51</text:p>
          </table:table-cell>
          <table:table-cell office:value-type="float" office:value="0">
            <text:p>0</text:p>
          </table:table-cell>
          <table:table-cell office:value-type="float" office:value="149.38">
            <text:p>149.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360/unif-k3-r4.26-v360-c1533-S1217224084-10.SAT.shuffled.cnf</text:p>
          </table:table-cell>
          <table:table-cell office:value-type="float" office:value="22.22">
            <text:p>22.22</text:p>
          </table:table-cell>
          <table:table-cell office:value-type="float" office:value="0">
            <text:p>0</text:p>
          </table:table-cell>
          <table:table-cell office:value-type="float" office:value="121.59">
            <text:p>121.59</text:p>
          </table:table-cell>
          <table:table-cell office:value-type="float" office:value="0">
            <text:p>0</text:p>
          </table:table-cell>
          <table:table-cell office:value-type="float" office:value="125.22">
            <text:p>125.22</text:p>
          </table:table-cell>
          <table:table-cell office:value-type="float" office:value="0">
            <text:p>0</text:p>
          </table:table-cell>
          <table:table-cell office:value-type="float" office:value="0.61">
            <text:p>0.61</text:p>
          </table:table-cell>
          <table:table-cell office:value-type="float" office:value="0">
            <text:p>0</text:p>
          </table:table-cell>
          <table:table-cell office:value-type="float" office:value="0.83">
            <text:p>0.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360/unif-k3-r4.26-v360-c1533-S1257266562-15.SAT.shuffled.cnf</text:p>
          </table:table-cell>
          <table:table-cell office:value-type="float" office:value="85.53">
            <text:p>85.53</text:p>
          </table:table-cell>
          <table:table-cell office:value-type="float" office:value="0">
            <text:p>0</text:p>
          </table:table-cell>
          <table:table-cell office:value-type="float" office:value="255.56">
            <text:p>255.56</text:p>
          </table:table-cell>
          <table:table-cell office:value-type="float" office:value="0">
            <text:p>0</text:p>
          </table:table-cell>
          <table:table-cell office:value-type="float" office:value="324.58">
            <text:p>324.58</text:p>
          </table:table-cell>
          <table:table-cell office:value-type="float" office:value="0">
            <text:p>0</text:p>
          </table:table-cell>
          <table:table-cell office:value-type="float" office:value="59.44">
            <text:p>59.44</text:p>
          </table:table-cell>
          <table:table-cell office:value-type="float" office:value="0">
            <text:p>0</text:p>
          </table:table-cell>
          <table:table-cell office:value-type="float" office:value="31.11">
            <text:p>31.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360/unif-k3-r4.26-v360-c1533-S1370059435-05.UNSAT.shuffled.cnf</text:p>
          </table:table-cell>
          <table:table-cell office:value-type="float" office:value="137.05">
            <text:p>137.05</text:p>
          </table:table-cell>
          <table:table-cell office:value-type="float" office:value="0">
            <text:p>0</text:p>
          </table:table-cell>
          <table:table-cell office:value-type="float" office:value="130.46">
            <text:p>130.46</text:p>
          </table:table-cell>
          <table:table-cell office:value-type="float" office:value="0">
            <text:p>0</text:p>
          </table:table-cell>
          <table:table-cell office:value-type="float" office:value="134.15">
            <text:p>134.15</text:p>
          </table:table-cell>
          <table:table-cell office:value-type="float" office:value="0">
            <text:p>0</text:p>
          </table:table-cell>
          <table:table-cell office:value-type="float" office:value="103.52">
            <text:p>103.52</text:p>
          </table:table-cell>
          <table:table-cell office:value-type="float" office:value="0">
            <text:p>0</text:p>
          </table:table-cell>
          <table:table-cell office:value-type="float" office:value="84.37">
            <text:p>84.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360/unif-k3-r4.26-v360-c1533-S1373941726-12.UNSAT.shuffled.cnf</text:p>
          </table:table-cell>
          <table:table-cell office:value-type="float" office:value="240.32">
            <text:p>240.32</text:p>
          </table:table-cell>
          <table:table-cell office:value-type="float" office:value="0">
            <text:p>0</text:p>
          </table:table-cell>
          <table:table-cell office:value-type="float" office:value="202.28">
            <text:p>202.28</text:p>
          </table:table-cell>
          <table:table-cell office:value-type="float" office:value="0">
            <text:p>0</text:p>
          </table:table-cell>
          <table:table-cell office:value-type="float" office:value="206.3">
            <text:p>206.3</text:p>
          </table:table-cell>
          <table:table-cell office:value-type="float" office:value="0">
            <text:p>0</text:p>
          </table:table-cell>
          <table:table-cell office:value-type="float" office:value="209.8">
            <text:p>209.8</text:p>
          </table:table-cell>
          <table:table-cell office:value-type="float" office:value="0">
            <text:p>0</text:p>
          </table:table-cell>
          <table:table-cell office:value-type="float" office:value="179.2">
            <text:p>179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360/unif-k3-r4.26-v360-c1533-S1422217194-16.SAT.shuffled.cnf</text:p>
          </table:table-cell>
          <table:table-cell office:value-type="float" office:value="52.1">
            <text:p>52.1</text:p>
          </table:table-cell>
          <table:table-cell office:value-type="float" office:value="0">
            <text:p>0</text:p>
          </table:table-cell>
          <table:table-cell office:value-type="float" office:value="176.99">
            <text:p>176.99</text:p>
          </table:table-cell>
          <table:table-cell office:value-type="float" office:value="0">
            <text:p>0</text:p>
          </table:table-cell>
          <table:table-cell office:value-type="float" office:value="244.32">
            <text:p>244.32</text:p>
          </table:table-cell>
          <table:table-cell office:value-type="float" office:value="0">
            <text:p>0</text:p>
          </table:table-cell>
          <table:table-cell office:value-type="float" office:value="75.38">
            <text:p>75.38</text:p>
          </table:table-cell>
          <table:table-cell office:value-type="float" office:value="0">
            <text:p>0</text:p>
          </table:table-cell>
          <table:table-cell office:value-type="float" office:value="15.77">
            <text:p>15.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360/unif-k3-r4.26-v360-c1533-S1459708824-17.UNSAT.shuffled.cnf</text:p>
          </table:table-cell>
          <table:table-cell office:value-type="float" office:value="343.6">
            <text:p>343.6</text:p>
          </table:table-cell>
          <table:table-cell office:value-type="float" office:value="0">
            <text:p>0</text:p>
          </table:table-cell>
          <table:table-cell office:value-type="float" office:value="374.33">
            <text:p>374.33</text:p>
          </table:table-cell>
          <table:table-cell office:value-type="float" office:value="0">
            <text:p>0</text:p>
          </table:table-cell>
          <table:table-cell office:value-type="float" office:value="367.95">
            <text:p>367.95</text:p>
          </table:table-cell>
          <table:table-cell office:value-type="float" office:value="0">
            <text:p>0</text:p>
          </table:table-cell>
          <table:table-cell office:value-type="float" office:value="444.19">
            <text:p>444.19</text:p>
          </table:table-cell>
          <table:table-cell office:value-type="float" office:value="0">
            <text:p>0</text:p>
          </table:table-cell>
          <table:table-cell office:value-type="float" office:value="372.21">
            <text:p>372.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400/unif-k3-r4.26-v400-c1704-S1013535775-14.UNSAT.shuffled.cnf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ndom-3SAT-v400/unif-k3-r4.26-v400-c1704-S1031412672-05.SAT.shuffled.cnf</text:p>
          </table:table-cell>
          <table:table-cell office:value-type="float" office:value="166.74">
            <text:p>166.74</text:p>
          </table:table-cell>
          <table:table-cell office:value-type="float" office:value="0">
            <text:p>0</text:p>
          </table:table-cell>
          <table:table-cell office:value-type="float" office:value="432.98">
            <text:p>432.98</text:p>
          </table:table-cell>
          <table:table-cell office:value-type="float" office:value="0">
            <text:p>0</text:p>
          </table:table-cell>
          <table:table-cell office:value-type="float" office:value="424.37">
            <text:p>424.37</text:p>
          </table:table-cell>
          <table:table-cell office:value-type="float" office:value="0">
            <text:p>0</text:p>
          </table:table-cell>
          <table:table-cell office:value-type="float" office:value="662.16">
            <text:p>662.16</text:p>
          </table:table-cell>
          <table:table-cell office:value-type="float" office:value="0">
            <text:p>0</text:p>
          </table:table-cell>
          <table:table-cell office:value-type="float" office:value="53.49">
            <text:p>53.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400/unif-k3-r4.26-v400-c1704-S105499989-20.UNSAT.shuffled.cnf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ndom-3SAT-v400/unif-k3-r4.26-v400-c1704-S141590207-13.SAT.shuffled.cnf</text:p>
          </table:table-cell>
          <table:table-cell office:value-type="float" office:value="63.17">
            <text:p>63.17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13.8">
            <text:p>13.8</text:p>
          </table:table-cell>
          <table:table-cell office:value-type="float" office:value="0">
            <text:p>0</text:p>
          </table:table-cell>
          <table:table-cell office:value-type="float" office:value="101.35">
            <text:p>101.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400/unif-k3-r4.26-v400-c1704-S1561551265-12.SAT.shuffled.cnf</text:p>
          </table:table-cell>
          <table:table-cell office:value-type="float" office:value="20.97">
            <text:p>20.97</text:p>
          </table:table-cell>
          <table:table-cell office:value-type="float" office:value="0">
            <text:p>0</text:p>
          </table:table-cell>
          <table:table-cell office:value-type="float" office:value="27.59">
            <text:p>27.59</text:p>
          </table:table-cell>
          <table:table-cell office:value-type="float" office:value="0">
            <text:p>0</text:p>
          </table:table-cell>
          <table:table-cell office:value-type="float" office:value="27.1">
            <text:p>27.1</text:p>
          </table:table-cell>
          <table:table-cell office:value-type="float" office:value="0">
            <text:p>0</text:p>
          </table:table-cell>
          <table:table-cell office:value-type="float" office:value="30.69">
            <text:p>30.69</text:p>
          </table:table-cell>
          <table:table-cell office:value-type="float" office:value="0">
            <text:p>0</text:p>
          </table:table-cell>
          <table:table-cell office:value-type="float" office:value="10.94">
            <text:p>10.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400/unif-k3-r4.26-v400-c1704-S1590273377-07.UNSAT.shuffled.cnf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ndom-3SAT-v400/unif-k3-r4.26-v400-c1704-S1671397883-11.UNSAT.shuffled.cnf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ndom-3SAT-v450/unif-k3-r4.25-v450-c1912-S1037473581-12.UNSAT.shuffled.cnf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ndom-3SAT-v450/unif-k3-r4.25-v450-c1912-S1113882813-11.SAT.shuffled.cnf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462.95">
            <text:p>462.95</text:p>
          </table:table-cell>
          <table:table-cell office:value-type="float" office:value="0">
            <text:p>0</text:p>
          </table:table-cell>
          <table:table-cell office:value-type="float" office:value="419.31">
            <text:p>419.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450/unif-k3-r4.25-v450-c1912-S1115796430-03.UNSAT.shuffled.cnf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ndom-3SAT-v450/unif-k3-r4.25-v450-c1912-S1168722783-19.UNSAT.shuffled.cnf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ndom-3SAT-v450/unif-k3-r4.25-v450-c1912-S1279599478-02.SAT.shuffled.cnf</text:p>
          </table:table-cell>
          <table:table-cell office:value-type="float" office:value="497.64">
            <text:p>497.64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260.15">
            <text:p>260.15</text:p>
          </table:table-cell>
          <table:table-cell office:value-type="float" office:value="0">
            <text:p>0</text:p>
          </table:table-cell>
          <table:table-cell office:value-type="float" office:value="450.77">
            <text:p>450.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450/unif-k3-r4.25-v450-c1912-S1483146927-18.SAT.shuffled.cnf</text:p>
          </table:table-cell>
          <table:table-cell office:value-type="float" office:value="19.81">
            <text:p>19.81</text:p>
          </table:table-cell>
          <table:table-cell office:value-type="float" office:value="0">
            <text:p>0</text:p>
          </table:table-cell>
          <table:table-cell office:value-type="float" office:value="6.18">
            <text:p>6.18</text:p>
          </table:table-cell>
          <table:table-cell office:value-type="float" office:value="0">
            <text:p>0</text:p>
          </table:table-cell>
          <table:table-cell office:value-type="float" office:value="6.25">
            <text:p>6.25</text:p>
          </table:table-cell>
          <table:table-cell office:value-type="float" office:value="0">
            <text:p>0</text:p>
          </table:table-cell>
          <table:table-cell office:value-type="float" office:value="19.18">
            <text:p>19.18</text:p>
          </table:table-cell>
          <table:table-cell office:value-type="float" office:value="0">
            <text:p>0</text:p>
          </table:table-cell>
          <table:table-cell office:value-type="float" office:value="200.59">
            <text:p>200.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andom-3SAT-v450/unif-k3-r4.25-v450-c1912-S1858313411-09.UNSAT.shuffled.cnf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Random-3SAT-v450/unif-k3-r4.25-v450-c1912-S1950672055-10.SAT.shuffled.cnf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liw_sat_4.0/9vliw_m_9stages_iq3_C1_bug1.cnf.gz</text:p>
          </table:table-cell>
          <table:table-cell office:value-type="float" office:value="13.86">
            <text:p>13.86</text:p>
          </table:table-cell>
          <table:table-cell office:value-type="float" office:value="0">
            <text:p>0</text:p>
          </table:table-cell>
          <table:table-cell office:value-type="float" office:value="19.22">
            <text:p>19.22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47.97">
            <text:p>47.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liw_sat_4.0/9vliw_m_9stages_iq3_C1_bug2.cnf.gz</text:p>
          </table:table-cell>
          <table:table-cell office:value-type="float" office:value="14.54">
            <text:p>14.54</text:p>
          </table:table-cell>
          <table:table-cell office:value-type="float" office:value="0">
            <text:p>0</text:p>
          </table:table-cell>
          <table:table-cell office:value-type="float" office:value="23.95">
            <text:p>23.95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office:value-type="float" office:value="0">
            <text:p>0</text:p>
          </table:table-cell>
          <table:table-cell office:value-type="float" office:value="12.58">
            <text:p>12.58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liw_sat_4.0/9vliw_m_9stages_iq3_C1_bug3.cnf.gz</text:p>
          </table:table-cell>
          <table:table-cell office:value-type="float" office:value="15.08">
            <text:p>15.08</text:p>
          </table:table-cell>
          <table:table-cell office:value-type="float" office:value="0">
            <text:p>0</text:p>
          </table:table-cell>
          <table:table-cell office:value-type="float" office:value="18.08">
            <text:p>18.08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  <table:table-cell office:value-type="float" office:value="0">
            <text:p>0</text:p>
          </table:table-cell>
          <table:table-cell office:value-type="float" office:value="11.64">
            <text:p>11.64</text:p>
          </table:table-cell>
          <table:table-cell office:value-type="float" office:value="0">
            <text:p>0</text:p>
          </table:table-cell>
          <table:table-cell office:value-type="float" office:value="23.26">
            <text:p>23.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liw_sat_4.0/9vliw_m_9stages_iq3_C1_bug4.cnf.gz</text:p>
          </table:table-cell>
          <table:table-cell office:value-type="float" office:value="27.65">
            <text:p>27.65</text:p>
          </table:table-cell>
          <table:table-cell office:value-type="float" office:value="0">
            <text:p>0</text:p>
          </table:table-cell>
          <table:table-cell office:value-type="float" office:value="29.68">
            <text:p>29.68</text:p>
          </table:table-cell>
          <table:table-cell office:value-type="float" office:value="0">
            <text:p>0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23.93">
            <text:p>23.93</text:p>
          </table:table-cell>
          <table:table-cell office:value-type="float" office:value="0">
            <text:p>0</text:p>
          </table:table-cell>
          <table:table-cell office:value-type="float" office:value="22.22">
            <text:p>22.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liw_sat_4.0/9vliw_m_9stages_iq3_C1_bug5.cnf.gz</text:p>
          </table:table-cell>
          <table:table-cell office:value-type="float" office:value="0.41">
            <text:p>0.41</text:p>
          </table:table-cell>
          <table:table-cell office:value-type="float" office:value="0">
            <text:p>0</text:p>
          </table:table-cell>
          <table:table-cell office:value-type="float" office:value="21.83">
            <text:p>21.83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">
            <text:p>0</text:p>
          </table:table-cell>
          <table:table-cell office:value-type="float" office:value="25.19">
            <text:p>25.19</text:p>
          </table:table-cell>
          <table:table-cell office:value-type="float" office:value="0">
            <text:p>0</text:p>
          </table:table-cell>
          <table:table-cell office:value-type="float" office:value="55.72">
            <text:p>55.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liw_unsat/9dlx_vliw_at_b_iq2.cnf.gz</text:p>
          </table:table-cell>
          <table:table-cell office:value-type="float" office:value="240.22">
            <text:p>240.22</text:p>
          </table:table-cell>
          <table:table-cell office:value-type="float" office:value="0">
            <text:p>0</text:p>
          </table:table-cell>
          <table:table-cell office:value-type="float" office:value="272.43">
            <text:p>272.43</text:p>
          </table:table-cell>
          <table:table-cell office:value-type="float" office:value="0">
            <text:p>0</text:p>
          </table:table-cell>
          <table:table-cell office:value-type="float" office:value="273.19">
            <text:p>273.19</text:p>
          </table:table-cell>
          <table:table-cell office:value-type="float" office:value="0">
            <text:p>0</text:p>
          </table:table-cell>
          <table:table-cell office:value-type="float" office:value="212.12">
            <text:p>212.12</text:p>
          </table:table-cell>
          <table:table-cell office:value-type="float" office:value="0">
            <text:p>0</text:p>
          </table:table-cell>
          <table:table-cell office:value-type="float" office:value="182.6">
            <text:p>18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liw_unsat/9dlx_vliw_at_b_iq3.cnf.gz</text:p>
          </table:table-cell>
          <table:table-cell office:value-type="float" office:value="587.13">
            <text:p>587.13</text:p>
          </table:table-cell>
          <table:table-cell office:value-type="float" office:value="0">
            <text:p>0</text:p>
          </table:table-cell>
          <table:table-cell office:value-type="float" office:value="443.5">
            <text:p>443.5</text:p>
          </table:table-cell>
          <table:table-cell office:value-type="float" office:value="0">
            <text:p>0</text:p>
          </table:table-cell>
          <table:table-cell office:value-type="float" office:value="438.73">
            <text:p>438.73</text:p>
          </table:table-cell>
          <table:table-cell office:value-type="float" office:value="0">
            <text:p>0</text:p>
          </table:table-cell>
          <table:table-cell office:value-type="float" office:value="657.45">
            <text:p>657.45</text:p>
          </table:table-cell>
          <table:table-cell office:value-type="float" office:value="0">
            <text:p>0</text:p>
          </table:table-cell>
          <table:table-cell office:value-type="float" office:value="385.52">
            <text:p>385.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vliw_unsat/9dlx_vliw_at_b_iq4.cnf.gz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liw_unsat/9dlx_vliw_at_b_iq5.cnf.gz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vliw_unsat/9dlx_vliw_at_b_iq6.cnf.gz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UM</text:p>
          </table:table-cell>
          <table:table-cell table:formula="oooc:=SUM([.B3:.B152])" office:value-type="float" office:value="52331.13">
            <text:p>52331.13</text:p>
          </table:table-cell>
          <table:table-cell table:formula="oooc:=SUM([.C3:.C152])" office:value-type="float" office:value="53">
            <text:p>53</text:p>
          </table:table-cell>
          <table:table-cell table:formula="oooc:=SUM([.D3:.D152])" office:value-type="float" office:value="53783.64">
            <text:p>53783.64</text:p>
          </table:table-cell>
          <table:table-cell table:formula="oooc:=SUM([.E3:.E152])" office:value-type="float" office:value="55">
            <text:p>55</text:p>
          </table:table-cell>
          <table:table-cell table:formula="oooc:=SUM([.F3:.F152])" office:value-type="float" office:value="54062.1">
            <text:p>54062.1</text:p>
          </table:table-cell>
          <table:table-cell table:formula="oooc:=SUM([.G3:.G152])" office:value-type="float" office:value="55">
            <text:p>55</text:p>
          </table:table-cell>
          <table:table-cell table:formula="oooc:=SUM([.H3:.H152])" office:value-type="float" office:value="50774.93">
            <text:p>50774.93</text:p>
          </table:table-cell>
          <table:table-cell table:formula="oooc:=SUM([.I3:.I152])" office:value-type="float" office:value="50">
            <text:p>50</text:p>
          </table:table-cell>
          <table:table-cell table:formula="oooc:=SUM([.J3:.J152])" office:value-type="float" office:value="47162.45">
            <text:p>47162.45</text:p>
          </table:table-cell>
          <table:table-cell table:formula="oooc:=SUM([.K3:.K152])" office:value-type="float" office:value="47">
            <text:p>47</text:p>
          </table:table-cell>
        </table:table-row>
        <table:table-row table:style-name="ro1">
          <table:table-cell office:value-type="string">
            <text:p>AVERAGE</text:p>
          </table:table-cell>
          <table:table-cell table:formula="oooc:=AVERAGE([.B3:.B152])" office:value-type="float" office:value="348.8742">
            <text:p>348.87</text:p>
          </table:table-cell>
          <table:table-cell/>
          <table:table-cell table:formula="oooc:=AVERAGE([.D3:.D152])" office:value-type="float" office:value="358.5576">
            <text:p>358.56</text:p>
          </table:table-cell>
          <table:table-cell/>
          <table:table-cell table:formula="oooc:=AVERAGE([.F3:.F152])" office:value-type="float" office:value="360.414">
            <text:p>360.41</text:p>
          </table:table-cell>
          <table:table-cell/>
          <table:table-cell table:formula="oooc:=AVERAGE([.H3:.H152])" office:value-type="float" office:value="338.499533333333">
            <text:p>338.5</text:p>
          </table:table-cell>
          <table:table-cell/>
          <table:table-cell table:formula="oooc:=AVERAGE([.J3:.J152])" office:value-type="float" office:value="314.416333333333">
            <text:p>314.42</text:p>
          </table:table-cell>
          <table:table-cell/>
        </table:table-row>
        <table:table-row table:style-name="ro1">
          <table:table-cell office:value-type="string">
            <text:p>STDDEV</text:p>
          </table:table-cell>
          <table:table-cell table:formula="oooc:=STDEV([.B3:.B152])" office:value-type="float" office:value="330.582266633349">
            <text:p>330.58</text:p>
          </table:table-cell>
          <table:table-cell/>
          <table:table-cell table:formula="oooc:=STDEV([.D3:.D152])" office:value-type="float" office:value="326.992438466604">
            <text:p>326.99</text:p>
          </table:table-cell>
          <table:table-cell/>
          <table:table-cell table:formula="oooc:=STDEV([.F3:.F152])" office:value-type="float" office:value="328.094524233817">
            <text:p>328.09</text:p>
          </table:table-cell>
          <table:table-cell/>
          <table:table-cell table:formula="oooc:=STDEV([.H3:.H152])" office:value-type="float" office:value="329.986502159048">
            <text:p>329.99</text:p>
          </table:table-cell>
          <table:table-cell/>
          <table:table-cell table:formula="oooc:=STDEV([.J3:.J152])" office:value-type="float" office:value="324.994553198377">
            <text:p>324.99</text:p>
          </table:table-cell>
          <table:table-cell/>
        </table:table-row>
      </table:table>
      <table:table table:name="CLASSES" table:style-name="ta1" table:print="false">
        <office:forms form:automatic-focus="false" form:apply-design-mode="false"/>
        <table:table-column table:style-name="co6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default-cell-style-name="ce1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7" table:default-cell-style-name="ce5"/>
        <table:table-column table:style-name="co4" table:default-cell-style-name="ce5"/>
        <table:table-row table:style-name="ro1">
          <table:table-cell/>
          <table:table-cell table:style-name="Default" office:value-type="string">
            <text:p>Pre+NewT</text:p>
          </table:table-cell>
          <table:table-cell/>
          <table:table-cell table:style-name="Default" office:value-type="string">
            <text:p>Pre+JW</text:p>
          </table:table-cell>
          <table:table-cell/>
          <table:table-cell table:style-name="Default" office:value-type="string">
            <text:p>Pre+JW-T</text:p>
          </table:table-cell>
          <table:table-cell/>
          <table:table-cell table:style-name="Default" office:value-type="string">
            <text:p>Pre+JW-full</text:p>
          </table:table-cell>
          <table:table-cell/>
          <table:table-cell table:style-name="Default" office:value-type="string">
            <text:p>Pre+CWL</text:p>
          </table:table-cell>
          <table:table-cell/>
          <table:table-cell office:value-type="string">
            <text:p>VIRTUAL BEST</text:p>
          </table:table-cell>
          <table:table-cell/>
        </table:table-row>
        <table:table-row table:style-name="ro1">
          <table:table-cell/>
          <table:table-cell table:style-name="Default" office:value-type="string">
            <text:p>Time</text:p>
          </table:table-cell>
          <table:table-cell office:value-type="string">
            <text:p>Timeouts</text:p>
          </table:table-cell>
          <table:table-cell table:style-name="Default" office:value-type="string">
            <text:p>Time</text:p>
          </table:table-cell>
          <table:table-cell office:value-type="string">
            <text:p>Timeouts</text:p>
          </table:table-cell>
          <table:table-cell table:style-name="Default" office:value-type="string">
            <text:p>Time</text:p>
          </table:table-cell>
          <table:table-cell office:value-type="string">
            <text:p>Timeouts</text:p>
          </table:table-cell>
          <table:table-cell table:style-name="Default" office:value-type="string">
            <text:p>Time</text:p>
          </table:table-cell>
          <table:table-cell office:value-type="string">
            <text:p>Timeouts</text:p>
          </table:table-cell>
          <table:table-cell table:style-name="Default" office:value-type="string">
            <text:p>Time</text:p>
          </table:table-cell>
          <table:table-cell office:value-type="string">
            <text:p>Timeouts</text:p>
          </table:table-cell>
          <table:table-cell table:number-columns-repeated="2"/>
        </table:table-row>
        <table:table-row table:style-name="ro1">
          <table:table-cell office:value-type="string">
            <text:p>Crafted-Difficult</text:p>
          </table:table-cell>
          <table:table-cell table:formula="oooc:=AVERAGE([INSTANCES.B3:.B26])" office:value-type="float" office:value="468.861666666667">
            <text:p>468.86</text:p>
          </table:table-cell>
          <table:table-cell table:style-name="ce2" table:formula="oooc:=SUM([INSTANCES.C3:.C26])" office:value-type="float" office:value="11">
            <text:p>11</text:p>
          </table:table-cell>
          <table:table-cell table:formula="oooc:=AVERAGE([INSTANCES.D3:.D26])" office:value-type="float" office:value="449.21875">
            <text:p>449.22</text:p>
          </table:table-cell>
          <table:table-cell table:style-name="ce2" table:formula="oooc:=SUM([INSTANCES.E3:.E26])" office:value-type="float" office:value="11">
            <text:p>11</text:p>
          </table:table-cell>
          <table:table-cell table:formula="oooc:=AVERAGE([INSTANCES.F3:.F26])" office:value-type="float" office:value="459.2175">
            <text:p>459.22</text:p>
          </table:table-cell>
          <table:table-cell table:style-name="ce2" table:formula="oooc:=SUM([INSTANCES.G3:.G26])" office:value-type="float" office:value="11">
            <text:p>11</text:p>
          </table:table-cell>
          <table:table-cell table:style-name="ce3" table:formula="oooc:=AVERAGE([INSTANCES.H3:.H26])" office:value-type="float" office:value="415.288333333333">
            <text:p>415.29</text:p>
          </table:table-cell>
          <table:table-cell table:style-name="ce4" table:formula="oooc:=SUM([INSTANCES.I3:.I26])" office:value-type="float" office:value="10">
            <text:p>10</text:p>
          </table:table-cell>
          <table:table-cell table:style-name="ce1" table:formula="oooc:=AVERAGE([INSTANCES.J3:.J26])" office:value-type="float" office:value="436.158333333333">
            <text:p>436.16</text:p>
          </table:table-cell>
          <table:table-cell table:style-name="ce2" table:formula="oooc:=SUM([INSTANCES.K3:.K26])" office:value-type="float" office:value="11">
            <text:p>11</text:p>
          </table:table-cell>
          <table:table-cell table:formula="oooc:=MIN([.B3];[.D3];[.F3];[.H3];[.J3])" office:value-type="float" office:value="415.288333333333">
            <text:p>415.29</text:p>
          </table:table-cell>
          <table:table-cell table:formula="oooc:=MIN([.C3];[.E3];[.G3];[.I3];[.K3])" office:value-type="float" office:value="10">
            <text:p>10</text:p>
          </table:table-cell>
        </table:table-row>
        <table:table-row table:style-name="ro1">
          <table:table-cell office:value-type="string">
            <text:p>Crafted-Hard</text:p>
          </table:table-cell>
          <table:table-cell table:formula="oooc:=AVERAGE([INSTANCES.B27:.B53])" office:value-type="float" office:value="686.570740740741">
            <text:p>686.57</text:p>
          </table:table-cell>
          <table:table-cell table:style-name="ce2" table:formula="oooc:=SUM([INSTANCES.C27:.C53])" office:value-type="float" office:value="23">
            <text:p>23</text:p>
          </table:table-cell>
          <table:table-cell table:formula="oooc:=AVERAGE([INSTANCES.D27:.D53])" office:value-type="float" office:value="686.394074074074">
            <text:p>686.39</text:p>
          </table:table-cell>
          <table:table-cell table:style-name="ce2" table:formula="oooc:=SUM([INSTANCES.E27:.E53])" office:value-type="float" office:value="23">
            <text:p>23</text:p>
          </table:table-cell>
          <table:table-cell table:formula="oooc:=AVERAGE([INSTANCES.F27:.F53])" office:value-type="float" office:value="686.79">
            <text:p>686.79</text:p>
          </table:table-cell>
          <table:table-cell table:style-name="ce2" table:formula="oooc:=SUM([INSTANCES.G27:.G53])" office:value-type="float" office:value="23">
            <text:p>23</text:p>
          </table:table-cell>
          <table:table-cell table:formula="oooc:=AVERAGE([INSTANCES.H27:.H53])" office:value-type="float" office:value="702.964814814815">
            <text:p>702.96</text:p>
          </table:table-cell>
          <table:table-cell table:style-name="ce2" table:formula="oooc:=SUM([INSTANCES.I27:.I53])" office:value-type="float" office:value="23">
            <text:p>23</text:p>
          </table:table-cell>
          <table:table-cell table:formula="oooc:=AVERAGE([INSTANCES.J27:.J53])" office:value-type="float" office:value="659.741481481481">
            <text:p>659.74</text:p>
          </table:table-cell>
          <table:table-cell table:style-name="ce4" table:formula="oooc:=SUM([INSTANCES.K27:.K53])" office:value-type="float" office:value="21">
            <text:p>21</text:p>
          </table:table-cell>
          <table:table-cell table:formula="oooc:=MIN([.B4];[.D4];[.F4];[.H4];[.J4])" office:value-type="float" office:value="659.741481481481">
            <text:p>659.74</text:p>
          </table:table-cell>
          <table:table-cell table:formula="oooc:=MIN([.C4];[.E4];[.G4];[.I4];[.K4])" office:value-type="float" office:value="21">
            <text:p>21</text:p>
          </table:table-cell>
        </table:table-row>
        <table:table-row table:style-name="ro1">
          <table:table-cell office:value-type="string">
            <text:p>Crafted-Medium</text:p>
          </table:table-cell>
          <table:table-cell table:formula="oooc:=AVERAGE([INSTANCES.B54:.B73])" office:value-type="float" office:value="79.5815">
            <text:p>79.58</text:p>
          </table:table-cell>
          <table:table-cell table:formula="oooc:=SUM([INSTANCES.C54:.C73])" office:value-type="float" office:value="1">
            <text:p>1</text:p>
          </table:table-cell>
          <table:table-cell table:formula="oooc:=AVERAGE([INSTANCES.D54:.D73])" office:value-type="float" office:value="81.456">
            <text:p>81.46</text:p>
          </table:table-cell>
          <table:table-cell table:formula="oooc:=SUM([INSTANCES.E54:.E73])" office:value-type="float" office:value="1">
            <text:p>1</text:p>
          </table:table-cell>
          <table:table-cell table:formula="oooc:=AVERAGE([INSTANCES.F54:.F73])" office:value-type="float" office:value="81.792">
            <text:p>81.79</text:p>
          </table:table-cell>
          <table:table-cell table:formula="oooc:=SUM([INSTANCES.G54:.G73])" office:value-type="float" office:value="1">
            <text:p>1</text:p>
          </table:table-cell>
          <table:table-cell table:formula="oooc:=AVERAGE([INSTANCES.H54:.H73])" office:value-type="float" office:value="95.905">
            <text:p>95.91</text:p>
          </table:table-cell>
          <table:table-cell table:formula="oooc:=SUM([INSTANCES.I54:.I73])" office:value-type="float" office:value="1">
            <text:p>1</text:p>
          </table:table-cell>
          <table:table-cell table:formula="oooc:=AVERAGE([INSTANCES.J54:.J73])" office:value-type="float" office:value="64.0835">
            <text:p>64.08</text:p>
          </table:table-cell>
          <table:table-cell table:formula="oooc:=SUM([INSTANCES.K54:.K73])" office:value-type="float" office:value="1">
            <text:p>1</text:p>
          </table:table-cell>
          <table:table-cell table:formula="oooc:=MIN([.B5];[.D5];[.F5];[.H5];[.J5])" office:value-type="float" office:value="64.0835">
            <text:p>64.08</text:p>
          </table:table-cell>
          <table:table-cell table:formula="oooc:=MIN([.C5];[.E5];[.G5];[.I5];[.K5])" office:value-type="float" office:value="1">
            <text:p>1</text:p>
          </table:table-cell>
        </table:table-row>
        <table:table-row table:style-name="ro1">
          <table:table-cell office:value-type="string">
            <text:p>Industrial-anbulagan</text:p>
          </table:table-cell>
          <table:table-cell table:formula="oooc:=AVERAGE([INSTANCES.B74:.B91])" office:value-type="float" office:value="180.750555555556">
            <text:p>180.75</text:p>
          </table:table-cell>
          <table:table-cell table:style-name="ce2" table:formula="oooc:=SUM([INSTANCES.C74:.C91])" office:value-type="float" office:value="3">
            <text:p>3</text:p>
          </table:table-cell>
          <table:table-cell table:formula="oooc:=AVERAGE([INSTANCES.D74:.D91])" office:value-type="float" office:value="185.179444444444">
            <text:p>185.18</text:p>
          </table:table-cell>
          <table:table-cell table:style-name="ce2" table:formula="oooc:=SUM([INSTANCES.E74:.E91])" office:value-type="float" office:value="3">
            <text:p>3</text:p>
          </table:table-cell>
          <table:table-cell table:formula="oooc:=AVERAGE([INSTANCES.F74:.F91])" office:value-type="float" office:value="183.259444444444">
            <text:p>183.26</text:p>
          </table:table-cell>
          <table:table-cell table:style-name="ce2" table:formula="oooc:=SUM([INSTANCES.G74:.G91])" office:value-type="float" office:value="3">
            <text:p>3</text:p>
          </table:table-cell>
          <table:table-cell table:formula="oooc:=AVERAGE([INSTANCES.H74:.H91])" office:value-type="float" office:value="147.852222222222">
            <text:p>147.85</text:p>
          </table:table-cell>
          <table:table-cell table:style-name="ce2" table:formula="oooc:=SUM([INSTANCES.I74:.I91])" office:value-type="float" office:value="2">
            <text:p>2</text:p>
          </table:table-cell>
          <table:table-cell table:formula="oooc:=AVERAGE([INSTANCES.J74:.J91])" office:value-type="float" office:value="107.026111111111">
            <text:p>107.03</text:p>
          </table:table-cell>
          <table:table-cell table:style-name="ce4" table:formula="oooc:=SUM([INSTANCES.K74:.K91])" office:value-type="float" office:value="1">
            <text:p>1</text:p>
          </table:table-cell>
          <table:table-cell table:formula="oooc:=MIN([.B6];[.D6];[.F6];[.H6];[.J6])" office:value-type="float" office:value="107.026111111111">
            <text:p>107.03</text:p>
          </table:table-cell>
          <table:table-cell table:formula="oooc:=MIN([.C6];[.E6];[.G6];[.I6];[.K6])" office:value-type="float" office:value="1">
            <text:p>1</text:p>
          </table:table-cell>
        </table:table-row>
        <table:table-row table:style-name="ro1">
          <table:table-cell office:value-type="string">
            <text:p>Industrial-babic</text:p>
          </table:table-cell>
          <table:table-cell table:formula="oooc:=AVERAGE([INSTANCES.B92:.B102])" office:value-type="float" office:value="2.11">
            <text:p>2.11</text:p>
          </table:table-cell>
          <table:table-cell table:formula="oooc:=SUM([INSTANCES.C92:.C102])" office:value-type="float" office:value="0">
            <text:p>0</text:p>
          </table:table-cell>
          <table:table-cell table:formula="oooc:=AVERAGE([INSTANCES.D92:.D102])" office:value-type="float" office:value="1.99818181818182">
            <text:p>2</text:p>
          </table:table-cell>
          <table:table-cell table:formula="oooc:=SUM([INSTANCES.E92:.E102])" office:value-type="float" office:value="0">
            <text:p>0</text:p>
          </table:table-cell>
          <table:table-cell table:formula="oooc:=AVERAGE([INSTANCES.F92:.F102])" office:value-type="float" office:value="2.06">
            <text:p>2.06</text:p>
          </table:table-cell>
          <table:table-cell table:formula="oooc:=SUM([INSTANCES.G92:.G102])" office:value-type="float" office:value="0">
            <text:p>0</text:p>
          </table:table-cell>
          <table:table-cell table:formula="oooc:=AVERAGE([INSTANCES.H92:.H102])" office:value-type="float" office:value="1.99363636363636">
            <text:p>1.99</text:p>
          </table:table-cell>
          <table:table-cell table:formula="oooc:=SUM([INSTANCES.I92:.I102])" office:value-type="float" office:value="0">
            <text:p>0</text:p>
          </table:table-cell>
          <table:table-cell table:style-name="ce1" table:formula="oooc:=AVERAGE([INSTANCES.J92:.J102])" office:value-type="float" office:value="1.88">
            <text:p>1.88</text:p>
          </table:table-cell>
          <table:table-cell table:formula="oooc:=SUM([INSTANCES.K92:.K102])" office:value-type="float" office:value="0">
            <text:p>0</text:p>
          </table:table-cell>
          <table:table-cell table:formula="oooc:=MIN([.B7];[.D7];[.F7];[.H7];[.J7])" office:value-type="float" office:value="1.88">
            <text:p>1.88</text:p>
          </table:table-cell>
          <table:table-cell table:formula="oooc:=MIN([.C7];[.E7];[.G7];[.I7];[.K7])" office:value-type="float" office:value="0">
            <text:p>0</text:p>
          </table:table-cell>
        </table:table-row>
        <table:table-row table:style-name="ro1">
          <table:table-cell office:value-type="string">
            <text:p>Industrial-crypto</text:p>
          </table:table-cell>
          <table:table-cell table:formula="oooc:=AVERAGE([INSTANCES.B103:.B107])" office:value-type="float" office:value="278.614">
            <text:p>278.61</text:p>
          </table:table-cell>
          <table:table-cell table:formula="oooc:=SUM([INSTANCES.C103:.C107])" office:value-type="float" office:value="0">
            <text:p>0</text:p>
          </table:table-cell>
          <table:table-cell table:formula="oooc:=AVERAGE([INSTANCES.D103:.D107])" office:value-type="float" office:value="277.03">
            <text:p>277.03</text:p>
          </table:table-cell>
          <table:table-cell table:formula="oooc:=SUM([INSTANCES.E103:.E107])" office:value-type="float" office:value="0">
            <text:p>0</text:p>
          </table:table-cell>
          <table:table-cell table:formula="oooc:=AVERAGE([INSTANCES.F103:.F107])" office:value-type="float" office:value="312.66">
            <text:p>312.66</text:p>
          </table:table-cell>
          <table:table-cell table:formula="oooc:=SUM([INSTANCES.G103:.G107])" office:value-type="float" office:value="0">
            <text:p>0</text:p>
          </table:table-cell>
          <table:table-cell table:formula="oooc:=AVERAGE([INSTANCES.H103:.H107])" office:value-type="float" office:value="186.874">
            <text:p>186.87</text:p>
          </table:table-cell>
          <table:table-cell table:formula="oooc:=SUM([INSTANCES.I103:.I107])" office:value-type="float" office:value="0">
            <text:p>0</text:p>
          </table:table-cell>
          <table:table-cell table:formula="oooc:=AVERAGE([INSTANCES.J103:.J107])" office:value-type="float" office:value="110.302">
            <text:p>110.3</text:p>
          </table:table-cell>
          <table:table-cell table:formula="oooc:=SUM([INSTANCES.K103:.K107])" office:value-type="float" office:value="0">
            <text:p>0</text:p>
          </table:table-cell>
          <table:table-cell table:formula="oooc:=MIN([.B8];[.D8];[.F8];[.H8];[.J8])" office:value-type="float" office:value="110.302">
            <text:p>110.3</text:p>
          </table:table-cell>
          <table:table-cell table:formula="oooc:=MIN([.C8];[.E8];[.G8];[.I8];[.K8])" office:value-type="float" office:value="0">
            <text:p>0</text:p>
          </table:table-cell>
        </table:table-row>
        <table:table-row table:style-name="ro1">
          <table:table-cell office:value-type="string">
            <text:p>Industrial-fuhs</text:p>
          </table:table-cell>
          <table:table-cell table:formula="oooc:=AVERAGE([INSTANCES.B108:.B111])" office:value-type="float" office:value="376.9">
            <text:p>376.9</text:p>
          </table:table-cell>
          <table:table-cell table:style-name="ce2" table:formula="oooc:=SUM([INSTANCES.C108:.C111])" office:value-type="float" office:value="1">
            <text:p>1</text:p>
          </table:table-cell>
          <table:table-cell table:formula="oooc:=AVERAGE([INSTANCES.D108:.D111])" office:value-type="float" office:value="399.505">
            <text:p>399.51</text:p>
          </table:table-cell>
          <table:table-cell table:style-name="ce2" table:formula="oooc:=SUM([INSTANCES.E108:.E111])" office:value-type="float" office:value="1">
            <text:p>1</text:p>
          </table:table-cell>
          <table:table-cell table:formula="oooc:=AVERAGE([INSTANCES.F108:.F111])" office:value-type="float" office:value="400.69">
            <text:p>400.69</text:p>
          </table:table-cell>
          <table:table-cell table:style-name="ce2" table:formula="oooc:=SUM([INSTANCES.G108:.G111])" office:value-type="float" office:value="1">
            <text:p>1</text:p>
          </table:table-cell>
          <table:table-cell table:formula="oooc:=AVERAGE([INSTANCES.H108:.H111])" office:value-type="float" office:value="389.4875">
            <text:p>389.49</text:p>
          </table:table-cell>
          <table:table-cell table:style-name="ce2" table:formula="oooc:=SUM([INSTANCES.I108:.I111])" office:value-type="float" office:value="1">
            <text:p>1</text:p>
          </table:table-cell>
          <table:table-cell table:formula="oooc:=AVERAGE([INSTANCES.J108:.J111])" office:value-type="float" office:value="286.3475">
            <text:p>286.35</text:p>
          </table:table-cell>
          <table:table-cell table:style-name="ce4" table:formula="oooc:=SUM([INSTANCES.K108:.K111])" office:value-type="float" office:value="0">
            <text:p>0</text:p>
          </table:table-cell>
          <table:table-cell table:formula="oooc:=MIN([.B9];[.D9];[.F9];[.H9];[.J9])" office:value-type="float" office:value="286.3475">
            <text:p>286.35</text:p>
          </table:table-cell>
          <table:table-cell table:formula="oooc:=MIN([.C9];[.E9];[.G9];[.I9];[.K9])" office:value-type="float" office:value="0">
            <text:p>0</text:p>
          </table:table-cell>
        </table:table-row>
        <table:table-row table:style-name="ro1">
          <table:table-cell office:value-type="string">
            <text:p>Industrial-jarvisalo</text:p>
          </table:table-cell>
          <table:table-cell table:formula="oooc:=AVERAGE([INSTANCES.B112:.B115])" office:value-type="float" office:value="105.115">
            <text:p>105.12</text:p>
          </table:table-cell>
          <table:table-cell table:formula="oooc:=SUM([INSTANCES.C112:.C115])" office:value-type="float" office:value="0">
            <text:p>0</text:p>
          </table:table-cell>
          <table:table-cell table:formula="oooc:=AVERAGE([INSTANCES.D112:.D115])" office:value-type="float" office:value="141.255">
            <text:p>141.26</text:p>
          </table:table-cell>
          <table:table-cell table:formula="oooc:=SUM([INSTANCES.E112:.E115])" office:value-type="float" office:value="0">
            <text:p>0</text:p>
          </table:table-cell>
          <table:table-cell table:formula="oooc:=AVERAGE([INSTANCES.F112:.F115])" office:value-type="float" office:value="101.3075">
            <text:p>101.31</text:p>
          </table:table-cell>
          <table:table-cell table:formula="oooc:=SUM([INSTANCES.G112:.G115])" office:value-type="float" office:value="0">
            <text:p>0</text:p>
          </table:table-cell>
          <table:table-cell table:formula="oooc:=AVERAGE([INSTANCES.H112:.H115])" office:value-type="float" office:value="98.765">
            <text:p>98.77</text:p>
          </table:table-cell>
          <table:table-cell table:formula="oooc:=SUM([INSTANCES.I112:.I115])" office:value-type="float" office:value="0">
            <text:p>0</text:p>
          </table:table-cell>
          <table:table-cell table:formula="oooc:=AVERAGE([INSTANCES.J112:.J115])" office:value-type="float" office:value="97.385">
            <text:p>97.39</text:p>
          </table:table-cell>
          <table:table-cell table:formula="oooc:=SUM([INSTANCES.K112:.K115])" office:value-type="float" office:value="0">
            <text:p>0</text:p>
          </table:table-cell>
          <table:table-cell table:formula="oooc:=MIN([.B10];[.D10];[.F10];[.H10];[.J10])" office:value-type="float" office:value="97.385">
            <text:p>97.39</text:p>
          </table:table-cell>
          <table:table-cell table:formula="oooc:=MIN([.C10];[.E10];[.G10];[.I10];[.K10])" office:value-type="float" office:value="0">
            <text:p>0</text:p>
          </table:table-cell>
        </table:table-row>
        <table:table-row table:style-name="ro1">
          <table:table-cell office:value-type="string">
            <text:p>Industrial-manolios</text:p>
          </table:table-cell>
          <table:table-cell table:formula="oooc:=AVERAGE([INSTANCES.B116:.B119])" office:value-type="float" office:value="391.8525">
            <text:p>391.85</text:p>
          </table:table-cell>
          <table:table-cell table:formula="oooc:=SUM([INSTANCES.C116:.C119])" office:value-type="float" office:value="1">
            <text:p>1</text:p>
          </table:table-cell>
          <table:table-cell table:formula="oooc:=AVERAGE([INSTANCES.D116:.D119])" office:value-type="float" office:value="387.485">
            <text:p>387.49</text:p>
          </table:table-cell>
          <table:table-cell table:formula="oooc:=SUM([INSTANCES.E116:.E119])" office:value-type="float" office:value="1">
            <text:p>1</text:p>
          </table:table-cell>
          <table:table-cell table:formula="oooc:=AVERAGE([INSTANCES.F116:.F119])" office:value-type="float" office:value="389.575">
            <text:p>389.58</text:p>
          </table:table-cell>
          <table:table-cell table:formula="oooc:=SUM([INSTANCES.G116:.G119])" office:value-type="float" office:value="1">
            <text:p>1</text:p>
          </table:table-cell>
          <table:table-cell table:formula="oooc:=AVERAGE([INSTANCES.H116:.H119])" office:value-type="float" office:value="392.635">
            <text:p>392.64</text:p>
          </table:table-cell>
          <table:table-cell table:formula="oooc:=SUM([INSTANCES.I116:.I119])" office:value-type="float" office:value="1">
            <text:p>1</text:p>
          </table:table-cell>
          <table:table-cell table:formula="oooc:=AVERAGE([INSTANCES.J116:.J119])" office:value-type="float" office:value="361.3025">
            <text:p>361.3</text:p>
          </table:table-cell>
          <table:table-cell table:formula="oooc:=SUM([INSTANCES.K116:.K119])" office:value-type="float" office:value="1">
            <text:p>1</text:p>
          </table:table-cell>
          <table:table-cell table:formula="oooc:=MIN([.B11];[.D11];[.F11];[.H11];[.J11])" office:value-type="float" office:value="361.3025">
            <text:p>361.3</text:p>
          </table:table-cell>
          <table:table-cell table:formula="oooc:=MIN([.C11];[.E11];[.G11];[.I11];[.K11])" office:value-type="float" office:value="1">
            <text:p>1</text:p>
          </table:table-cell>
        </table:table-row>
        <table:table-row table:style-name="ro1">
          <table:table-cell office:value-type="string">
            <text:p>Random-3SAT</text:p>
          </table:table-cell>
          <table:table-cell table:formula="oooc:=AVERAGE([INSTANCES.B120:.B142])" office:value-type="float" office:value="418.924347826087">
            <text:p>418.92</text:p>
          </table:table-cell>
          <table:table-cell table:style-name="ce2" table:formula="oooc:=SUM([INSTANCES.C120:.C142])" office:value-type="float" office:value="10">
            <text:p>10</text:p>
          </table:table-cell>
          <table:table-cell table:formula="oooc:=AVERAGE([INSTANCES.D120:.D142])" office:value-type="float" office:value="491.678260869565">
            <text:p>491.68</text:p>
          </table:table-cell>
          <table:table-cell table:style-name="ce2" table:formula="oooc:=SUM([INSTANCES.E120:.E142])" office:value-type="float" office:value="12">
            <text:p>12</text:p>
          </table:table-cell>
          <table:table-cell table:formula="oooc:=AVERAGE([INSTANCES.F120:.F142])" office:value-type="float" office:value="497.746956521739">
            <text:p>497.75</text:p>
          </table:table-cell>
          <table:table-cell table:style-name="ce2" table:formula="oooc:=SUM([INSTANCES.G120:.G142])" office:value-type="float" office:value="12">
            <text:p>12</text:p>
          </table:table-cell>
          <table:table-cell table:formula="oooc:=AVERAGE([INSTANCES.H120:.H142])" office:value-type="float" office:value="416.330869565217">
            <text:p>416.33</text:p>
          </table:table-cell>
          <table:table-cell table:formula="oooc:=SUM([INSTANCES.I120:.I142])" office:value-type="float" office:value="9">
            <text:p>9</text:p>
          </table:table-cell>
          <table:table-cell table:formula="oooc:=AVERAGE([INSTANCES.J120:.J142])" office:value-type="float" office:value="397.992608695652">
            <text:p>397.99</text:p>
          </table:table-cell>
          <table:table-cell table:formula="oooc:=SUM([INSTANCES.K120:.K142])" office:value-type="float" office:value="9">
            <text:p>9</text:p>
          </table:table-cell>
          <table:table-cell table:formula="oooc:=MIN([.B12];[.D12];[.F12];[.H12];[.J12])" office:value-type="float" office:value="397.992608695652">
            <text:p>397.99</text:p>
          </table:table-cell>
          <table:table-cell table:formula="oooc:=MIN([.C12];[.E12];[.G12];[.I12];[.K12])" office:value-type="float" office:value="9">
            <text:p>9</text:p>
          </table:table-cell>
        </table:table-row>
        <table:table-row table:style-name="ro1">
          <table:table-cell office:value-type="string">
            <text:p>vliw</text:p>
          </table:table-cell>
          <table:table-cell table:formula="oooc:=AVERAGE([INSTANCES.B143:.B152])" office:value-type="float" office:value="314.889">
            <text:p>314.89</text:p>
          </table:table-cell>
          <table:table-cell table:formula="oooc:=SUM([INSTANCES.C143:.C152])" office:value-type="float" office:value="3">
            <text:p>3</text:p>
          </table:table-cell>
          <table:table-cell table:formula="oooc:=AVERAGE([INSTANCES.D143:.D152])" office:value-type="float" office:value="307.869">
            <text:p>307.87</text:p>
          </table:table-cell>
          <table:table-cell table:formula="oooc:=SUM([INSTANCES.E143:.E152])" office:value-type="float" office:value="3">
            <text:p>3</text:p>
          </table:table-cell>
          <table:table-cell table:formula="oooc:=AVERAGE([INSTANCES.F143:.F152])" office:value-type="float" office:value="296.261">
            <text:p>296.26</text:p>
          </table:table-cell>
          <table:table-cell table:formula="oooc:=SUM([INSTANCES.G143:.G152])" office:value-type="float" office:value="3">
            <text:p>3</text:p>
          </table:table-cell>
          <table:table-cell table:formula="oooc:=AVERAGE([INSTANCES.H143:.H152])" office:value-type="float" office:value="319.306">
            <text:p>319.31</text:p>
          </table:table-cell>
          <table:table-cell table:formula="oooc:=SUM([INSTANCES.I143:.I152])" office:value-type="float" office:value="3">
            <text:p>3</text:p>
          </table:table-cell>
          <table:table-cell table:formula="oooc:=AVERAGE([INSTANCES.J143:.J152])" office:value-type="float" office:value="296.733">
            <text:p>296.73</text:p>
          </table:table-cell>
          <table:table-cell table:formula="oooc:=SUM([INSTANCES.K143:.K152])" office:value-type="float" office:value="3">
            <text:p>3</text:p>
          </table:table-cell>
          <table:table-cell table:formula="oooc:=MIN([.B13];[.D13];[.F13];[.H13];[.J13])" office:value-type="float" office:value="296.261">
            <text:p>296.26</text:p>
          </table:table-cell>
          <table:table-cell table:formula="oooc:=MIN([.C13];[.E13];[.G13];[.I13];[.K13])" office:value-type="float" office:value="3">
            <text:p>3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>
            <text:p>DISTANCE TIME / TIMESOUTS</text:p>
          </table:table-cell>
          <table:table-cell table:style-name="Default" table:formula="oooc:=SQRT(([.B3]-[.L3])^2+([.B4]-[.L4])^2+([.B5]-[.L5])^2+([.B6]-[.L6])^2+([.B7]-[.L7])^2+([.B8]-[.L8])^2+([.B9]-[.L9])^2+([.B10]-[.L10])^2+([.B11]-[.L11])^2+([.B12]-[.L12])^2+([.B13]-[.L13])^2)" office:value-type="float" office:value="218.110811049708">
            <text:p>218.11</text:p>
          </table:table-cell>
          <table:table-cell table:formula="oooc:=SQRT(([.C3]-[.M3])^2+([.C4]-[.M4])^2+([.C5]-[.M5])^2+([.C6]-[.M6])^2+([.C7]-[.M7])^2+([.C8]-[.M8])^2+([.C9]-[.M9])^2+([.C10]-[.M10])^2+([.C11]-[.M11])^2+([.C12]-[.M12])^2+([.C13]-[.M13])^2)" office:value-type="float" office:value="3.3166247903554">
            <text:p>3.32</text:p>
          </table:table-cell>
          <table:table-cell table:style-name="Default" table:formula="oooc:=SQRT(([.D3]-[.L3])^2+([.D4]-[.L4])^2+([.D5]-[.L5])^2+([.D6]-[.L6])^2+([.D7]-[.L7])^2+([.D8]-[.L8])^2+([.D9]-[.L9])^2+([.D10]-[.L10])^2+([.D11]-[.L11])^2+([.D12]-[.L12])^2+([.D13]-[.L13])^2)" office:value-type="float" office:value="245.756155945553">
            <text:p>245.76</text:p>
          </table:table-cell>
          <table:table-cell table:formula="oooc:=SQRT(([.E3]-[.M3])^2+([.E4]-[.M4])^2+([.E5]-[.M5])^2+([.E6]-[.M6])^2+([.E7]-[.M7])^2+([.E8]-[.M8])^2+([.E9]-[.M9])^2+([.E10]-[.M10])^2+([.E11]-[.M11])^2+([.E12]-[.M12])^2+([.E13]-[.M13])^2)" office:value-type="float" office:value="4.35889894354067">
            <text:p>4.36</text:p>
          </table:table-cell>
          <table:table-cell table:style-name="Default" table:formula="oooc:=SQRT(([.F3]-[.L3])^2+([.F4]-[.L4])^2+([.F5]-[.L5])^2+([.F6]-[.L6])^2+([.F7]-[.L7])^2+([.F8]-[.L8])^2+([.F9]-[.L9])^2+([.F10]-[.L10])^2+([.F11]-[.L11])^2+([.F12]-[.L12])^2+([.F13]-[.L13])^2)" office:value-type="float" office:value="271.247407663914">
            <text:p>271.25</text:p>
          </table:table-cell>
          <table:table-cell table:formula="oooc:=SQRT(([.G3]-[.M3])^2+([.G4]-[.M4])^2+([.G5]-[.M5])^2+([.G6]-[.M6])^2+([.G7]-[.M7])^2+([.G8]-[.M8])^2+([.G9]-[.M9])^2+([.G10]-[.M10])^2+([.G11]-[.M11])^2+([.G12]-[.M12])^2+([.G13]-[.M13])^2)" office:value-type="float" office:value="4.35889894354067">
            <text:p>4.36</text:p>
          </table:table-cell>
          <table:table-cell table:style-name="Default" table:formula="oooc:=SQRT(([.H3]-[.L3])^2+([.H4]-[.L4])^2+([.H5]-[.L5])^2+([.H6]-[.L6])^2+([.H7]-[.L7])^2+([.H8]-[.L8])^2+([.H9]-[.L9])^2+([.H10]-[.L10])^2+([.H11]-[.L11])^2+([.H12]-[.L12])^2+([.H13]-[.L13])^2)" office:value-type="float" office:value="151.326710283891">
            <text:p>151.33</text:p>
          </table:table-cell>
          <table:table-cell table:formula="oooc:=SQRT(([.I3]-[.M3])^2+([.I4]-[.M4])^2+([.I5]-[.M5])^2+([.I6]-[.M6])^2+([.I7]-[.M7])^2+([.I8]-[.M8])^2+([.I9]-[.M9])^2+([.I10]-[.M10])^2+([.I11]-[.M11])^2+([.I12]-[.M12])^2+([.I13]-[.M13])^2)" office:value-type="float" office:value="2.44948974278318">
            <text:p>2.45</text:p>
          </table:table-cell>
          <table:table-cell table:style-name="ce4" table:formula="oooc:=SQRT(([.J3]-[.L3])^2+([.J4]-[.L4])^2+([.J5]-[.L5])^2+([.J6]-[.L6])^2+([.J7]-[.L7])^2+([.J8]-[.L8])^2+([.J9]-[.L9])^2+([.J10]-[.L10])^2+([.J11]-[.L11])^2+([.J12]-[.L12])^2+([.J13]-[.L13])^2)" office:value-type="float" office:value="20.875336739799">
            <text:p>20.88</text:p>
          </table:table-cell>
          <table:table-cell table:style-name="ce4" table:formula="oooc:=SQRT(([.K3]-[.M3])^2+([.K4]-[.M4])^2+([.K5]-[.M5])^2+([.K6]-[.M6])^2+([.K7]-[.M7])^2+([.K8]-[.M8])^2+([.K9]-[.M9])^2+([.K10]-[.M10])^2+([.K11]-[.M11])^2+([.K12]-[.M12])^2+([.K13]-[.M13])^2)" office:value-type="float" office:value="1">
            <text:p>1</text:p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6">08/06/2009</text:date>, <text:time>14:1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Benjamin Kaufmann</dc:creator>
    <dc:date>2009-08-06T14:16:10</dc:date>
    <meta:editing-cycles>40</meta:editing-cycles>
    <meta:editing-duration>PT19H50M34S</meta:editing-duration>
    <meta:user-defined meta:name="Info 1"/>
    <meta:user-defined meta:name="Info 2"/>
    <meta:user-defined meta:name="Info 3"/>
    <meta:user-defined meta:name="Info 4"/>
    <meta:document-statistic meta:table-count="2" meta:cell-count="1858"/>
  </office:meta>
</office:document-meta>
</file>